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45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8.451cm"/>
    </style:style>
    <style:style style:name="co7" style:family="table-column">
      <style:table-column-properties fo:break-before="auto" style:column-width="8.396cm"/>
    </style:style>
    <style:style style:name="co8" style:family="table-column">
      <style:table-column-properties fo:break-before="auto" style:column-width="6.408cm"/>
    </style:style>
    <style:style style:name="co9" style:family="table-column">
      <style:table-column-properties fo:break-before="auto" style:column-width="5.835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3.902cm"/>
    </style:style>
    <style:style style:name="co12" style:family="table-column">
      <style:table-column-properties fo:break-before="auto" style:column-width="18.117cm"/>
    </style:style>
    <style:style style:name="co13" style:family="table-column">
      <style:table-column-properties fo:break-before="auto" style:column-width="3.93cm"/>
    </style:style>
    <style:style style:name="co14" style:family="table-column">
      <style:table-column-properties fo:break-before="auto" style:column-width="2.704cm"/>
    </style:style>
    <style:style style:name="co15" style:family="table-column">
      <style:table-column-properties fo:break-before="auto" style:column-width="2.976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81d41a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b4c7dc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c9ba4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a6a6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#b4c7dc"/>
    </style:style>
    <style:style style:name="ce10" style:family="table-cell" style:parent-style-name="Default">
      <style:table-cell-properties fo:background-color="#ec9ba4"/>
    </style:style>
    <style:style style:name="ce11" style:family="table-cell" style:parent-style-name="Default">
      <style:table-cell-properties fo:background-color="#ffa6a6"/>
    </style:style>
    <style:style style:name="ce12" style:family="table-cell" style:parent-style-name="Default" style:data-style-name="N100">
      <style:table-cell-properties fo:background-color="#ffff00"/>
    </style:style>
    <style:style style:name="ce13" style:family="table-cell" style:parent-style-name="Default" style:data-style-name="N100">
      <style:table-cell-properties fo:background-color="#81d41a"/>
    </style:style>
    <style:style style:name="ce14" style:family="table-cell" style:parent-style-name="Default" style:data-style-name="N100">
      <style:table-cell-properties fo:background-color="#b4c7dc"/>
    </style:style>
    <style:style style:name="ce15" style:family="table-cell" style:parent-style-name="Default" style:data-style-name="N100">
      <style:table-cell-properties fo:background-color="#ec9ba4"/>
    </style: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test_classificatio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AccessionID</text:p>
          </table:table-cell>
          <table:table-cell office:value-type="string" calcext:value-type="string">
            <text:p>Aphia_I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GeneType</text:p>
          </table:table-cell>
          <table:table-cell office:value-type="string" calcext:value-type="string">
            <text:p>MaterialSample_ID</text:p>
          </table:table-cell>
          <table:table-cell office:value-type="string" calcext:value-type="string">
            <text:p>OTU</text:p>
          </table:table-cell>
          <table:table-cell office:value-type="string" calcext:value-type="string">
            <text:p>Sample within MRGID</text:p>
          </table:table-cell>
          <table:table-cell office:value-type="string" calcext:value-type="string">
            <text:p>WRIMS Status at Sample Location</text:p>
          </table:table-cell>
          <table:table-cell office:value-type="string" calcext:value-type="string">
            <text:p>Aphia_ID</text:p>
          </table:table-cell>
          <table:table-cell office:value-type="string" calcext:value-type="string">
            <text:p>Worms SciName</text:p>
          </table:table-cell>
          <table:table-cell office:value-type="string" calcext:value-type="string">
            <text:p>Worms SciName Rank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isNegativeControlGene</text:p>
          </table:table-cell>
          <table:table-cell office:value-type="string" calcext:value-type="string">
            <text:p>sampleLatitude</text:p>
          </table:table-cell>
          <table:table-cell office:value-type="string" calcext:value-type="string">
            <text:p>sampleLongitud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phiaID has known distribution, but this sample is outside that.</text:p>
          </table:table-cell>
          <table:table-cell table:style-name="ce7" office:value-type="string" calcext:value-type="string">
            <text:p>ERR4018450</text:p>
          </table:table-cell>
          <table:table-cell table:style-name="ce7" office:value-type="float" office:value="110892" calcext:value-type="float">
            <text:p>110892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string" calcext:value-type="string">
            <text:p>gene_COI</text:p>
          </table:table-cell>
          <table:table-cell table:style-name="ce7" office:value-type="string" calcext:value-type="string">
            <text:p>ARMS_Koster_VH2_180418_180906_SF40_EtOH</text:p>
          </table:table-cell>
          <table:table-cell table:style-name="ce7" office:value-type="string" calcext:value-type="string">
            <text:p>Otu008a701169ba8c819528156a2d90a234e834f2ec</text:p>
          </table:table-cell>
          <table:table-cell table:style-name="ce7" office:value-type="string" calcext:value-type="string">
            <text:p>['None']</text:p>
          </table:table-cell>
          <table:table-cell table:style-name="ce7" office:value-type="string" calcext:value-type="string">
            <text:p>['Unrecorded']</text:p>
          </table:table-cell>
          <table:table-cell table:style-name="ce7" office:value-type="float" office:value="110892" calcext:value-type="float">
            <text:p>110892</text:p>
          </table:table-cell>
          <table:table-cell table:style-name="ce7" office:value-type="string" calcext:value-type="string">
            <text:p>Cribrilina</text:p>
          </table:table-cell>
          <table:table-cell table:style-name="ce7" office:value-type="string" calcext:value-type="string">
            <text:p>Genus</text:p>
          </table:table-cell>
          <table:table-cell table:style-name="ce7" office:value-type="string" calcext:value-type="string">
            <text:p>Eukaryota;Bryozoa;Gymnolaemata;Cheilostomatidag;Cribrilinidae;Cribrilina;Cribrilina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58.87633" calcext:value-type="float">
            <text:p>58.87633</text:p>
          </table:table-cell>
          <table:table-cell table:style-name="ce7" office:value-type="float" office:value="11.111884" calcext:value-type="float">
            <text:p>11.111884</text:p>
          </table:table-cell>
          <table:table-cell table:style-name="ce7" table:number-columns-repeated="1008"/>
        </table:table-row>
        <table:table-row table:style-name="ro1">
          <table:table-cell table:style-name="ce2" office:value-type="string" calcext:value-type="string">
            <text:p>AphiaID has known distribution, but this sample is outside that.</text:p>
          </table:table-cell>
          <table:table-cell table:style-name="ce7" office:value-type="string" calcext:value-type="string">
            <text:p>ERR4018450</text:p>
          </table:table-cell>
          <table:table-cell table:style-name="ce7" office:value-type="float" office:value="103488" calcext:value-type="float">
            <text:p>103488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gene_COI</text:p>
          </table:table-cell>
          <table:table-cell table:style-name="ce7" office:value-type="string" calcext:value-type="string">
            <text:p>ARMS_Koster_VH2_180418_180906_SF40_EtOH</text:p>
          </table:table-cell>
          <table:table-cell table:style-name="ce7" office:value-type="string" calcext:value-type="string">
            <text:p>Otu02444a39efa26425f60211ff9ea347297e5b18ed</text:p>
          </table:table-cell>
          <table:table-cell table:style-name="ce7" office:value-type="string" calcext:value-type="string">
            <text:p>['None']</text:p>
          </table:table-cell>
          <table:table-cell table:style-name="ce7" office:value-type="string" calcext:value-type="string">
            <text:p>['Unrecorded']</text:p>
          </table:table-cell>
          <table:table-cell table:style-name="ce7" office:value-type="float" office:value="103488" calcext:value-type="float">
            <text:p>103488</text:p>
          </table:table-cell>
          <table:table-cell table:style-name="ce7" office:value-type="string" calcext:value-type="string">
            <text:p>Ciona</text:p>
          </table:table-cell>
          <table:table-cell table:style-name="ce7" office:value-type="string" calcext:value-type="string">
            <text:p>Genus</text:p>
          </table:table-cell>
          <table:table-cell table:style-name="ce7" office:value-type="string" calcext:value-type="string">
            <text:p>Eukaryota;Chordata;Ascidiacea;Phlebobranchiag;Cionidae;Ciona;Ciona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58.87633" calcext:value-type="float">
            <text:p>58.87633</text:p>
          </table:table-cell>
          <table:table-cell table:style-name="ce7" office:value-type="float" office:value="11.111884" calcext:value-type="float">
            <text:p>11.111884</text:p>
          </table:table-cell>
          <table:table-cell table:style-name="ce7" table:number-columns-repeated="1008"/>
        </table:table-row>
        <table:table-row table:style-name="ro1">
          <table:table-cell table:style-name="ce3" office:value-type="string" calcext:value-type="string">
            <text:p>This Aphia is within a known distribution</text:p>
          </table:table-cell>
          <table:table-cell table:style-name="ce8" office:value-type="string" calcext:value-type="string">
            <text:p>ERR4018450</text:p>
          </table:table-cell>
          <table:table-cell table:style-name="ce8" office:value-type="float" office:value="143810" calcext:value-type="float">
            <text:p>143810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gene_COI</text:p>
          </table:table-cell>
          <table:table-cell table:style-name="ce8" office:value-type="string" calcext:value-type="string">
            <text:p>ARMS_Koster_VH2_180418_180906_SF40_EtOH</text:p>
          </table:table-cell>
          <table:table-cell table:style-name="ce8" office:value-type="string" calcext:value-type="string">
            <text:p>Otu4523d7dcd7bcd2f86971f465c02275258d9511b8</text:p>
          </table:table-cell>
          <table:table-cell table:style-name="ce8" office:value-type="string" calcext:value-type="string">
            <text:p>['http://marineregions.org/mrgid/21749']</text:p>
          </table:table-cell>
          <table:table-cell table:style-name="ce8" office:value-type="string" calcext:value-type="string">
            <text:p>['Recorded']</text:p>
          </table:table-cell>
          <table:table-cell table:style-name="ce8" office:value-type="float" office:value="143810" calcext:value-type="float">
            <text:p>143810</text:p>
          </table:table-cell>
          <table:table-cell table:style-name="ce8" office:value-type="string" calcext:value-type="string">
            <text:p>Bonnemaisonia</text:p>
          </table:table-cell>
          <table:table-cell table:style-name="ce8" office:value-type="string" calcext:value-type="string">
            <text:p>Genus</text:p>
          </table:table-cell>
          <table:table-cell table:style-name="ce8" office:value-type="string" calcext:value-type="string">
            <text:p>Eukaryota;Rhodophyta;Florideophyceae;Bonnemaisonialesg;Bonnemaisoniaceae;Bonnemaisonia;Bonnemaisonia</text:p>
          </table:table-cell>
          <table:table-cell table:style-name="ce13" office:value-type="string" calcext:value-type="string">
            <text:p>False</text:p>
          </table:table-cell>
          <table:table-cell table:style-name="ce8" office:value-type="float" office:value="58.87633" calcext:value-type="float">
            <text:p>58.87633</text:p>
          </table:table-cell>
          <table:table-cell table:style-name="ce8" office:value-type="float" office:value="11.111884" calcext:value-type="float">
            <text:p>11.111884</text:p>
          </table:table-cell>
          <table:table-cell table:style-name="ce8" table:number-columns-repeated="1008"/>
        </table:table-row>
        <table:table-row table:style-name="ro1">
          <table:table-cell table:style-name="ce2" office:value-type="string" calcext:value-type="string">
            <text:p>AphiaID has known distribution, but this sample is outside that.</text:p>
          </table:table-cell>
          <table:table-cell table:style-name="ce7" office:value-type="string" calcext:value-type="string">
            <text:p>ERR4018450</text:p>
          </table:table-cell>
          <table:table-cell table:style-name="ce7" office:value-type="float" office:value="106834" calcext:value-type="float">
            <text:p>106834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gene_COI</text:p>
          </table:table-cell>
          <table:table-cell table:style-name="ce7" office:value-type="string" calcext:value-type="string">
            <text:p>ARMS_Koster_VH2_180418_180906_SF40_EtOH</text:p>
          </table:table-cell>
          <table:table-cell table:style-name="ce7" office:value-type="string" calcext:value-type="string">
            <text:p>Otu8b830a386746c124aed769bc693f3620f28b3936</text:p>
          </table:table-cell>
          <table:table-cell table:style-name="ce7" office:value-type="string" calcext:value-type="string">
            <text:p>['None']</text:p>
          </table:table-cell>
          <table:table-cell table:style-name="ce7" office:value-type="string" calcext:value-type="string">
            <text:p>['Unrecorded']</text:p>
          </table:table-cell>
          <table:table-cell table:style-name="ce7" office:value-type="float" office:value="106834" calcext:value-type="float">
            <text:p>106834</text:p>
          </table:table-cell>
          <table:table-cell table:style-name="ce7" office:value-type="string" calcext:value-type="string">
            <text:p>Galathea</text:p>
          </table:table-cell>
          <table:table-cell table:style-name="ce7" office:value-type="string" calcext:value-type="string">
            <text:p>Genus</text:p>
          </table:table-cell>
          <table:table-cell table:style-name="ce7" office:value-type="string" calcext:value-type="string">
            <text:p>Eukaryota;Arthropoda;Malacostraca;Decapodag;Galatheidae;Galathea;Galathea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58.87633" calcext:value-type="float">
            <text:p>58.87633</text:p>
          </table:table-cell>
          <table:table-cell table:style-name="ce7" office:value-type="float" office:value="11.111884" calcext:value-type="float">
            <text:p>11.111884</text:p>
          </table:table-cell>
          <table:table-cell table:style-name="ce7" table:number-columns-repeated="1008"/>
        </table:table-row>
        <table:table-row table:style-name="ro1">
          <table:table-cell table:style-name="ce4" office:value-type="string" calcext:value-type="string">
            <text:p>No Known distribution for this aphia</text:p>
          </table:table-cell>
          <table:table-cell table:style-name="ce9" office:value-type="string" calcext:value-type="string">
            <text:p>ERR4018450</text:p>
          </table:table-cell>
          <table:table-cell table:style-name="ce9" office:value-type="float" office:value="103485" calcext:value-type="float">
            <text:p>103485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gene_COI</text:p>
          </table:table-cell>
          <table:table-cell table:style-name="ce9" office:value-type="string" calcext:value-type="string">
            <text:p>ARMS_Koster_VH2_180418_180906_SF40_EtOH</text:p>
          </table:table-cell>
          <table:table-cell table:style-name="ce9" office:value-type="string" calcext:value-type="string">
            <text:p>Otu003ffeefce23c57d22658eb67e3e922e0fdc3466</text:p>
          </table:table-cell>
          <table:table-cell table:style-name="ce9" table:number-columns-repeated="2"/>
          <table:table-cell table:style-name="ce9" office:value-type="float" office:value="103485" calcext:value-type="float">
            <text:p>103485</text:p>
          </table:table-cell>
          <table:table-cell table:style-name="ce9" office:value-type="string" calcext:value-type="string">
            <text:p>Phallusia</text:p>
          </table:table-cell>
          <table:table-cell table:style-name="ce9" office:value-type="string" calcext:value-type="string">
            <text:p>Genus</text:p>
          </table:table-cell>
          <table:table-cell table:style-name="ce9" office:value-type="string" calcext:value-type="string">
            <text:p>Eukaryota;Chordata;Ascidiacea;Phlebobranchiag;Ascidiidae;Phallusia;Phallusia</text:p>
          </table:table-cell>
          <table:table-cell table:style-name="ce14" office:value-type="string" calcext:value-type="string">
            <text:p>False</text:p>
          </table:table-cell>
          <table:table-cell table:style-name="ce9" office:value-type="float" office:value="58.87633" calcext:value-type="float">
            <text:p>58.87633</text:p>
          </table:table-cell>
          <table:table-cell table:style-name="ce9" office:value-type="float" office:value="11.111884" calcext:value-type="float">
            <text:p>11.111884</text:p>
          </table:table-cell>
          <table:table-cell table:style-name="ce9" table:number-columns-repeated="1008"/>
        </table:table-row>
        <table:table-row table:style-name="ro1">
          <table:table-cell table:style-name="ce2" office:value-type="string" calcext:value-type="string">
            <text:p>AphiaID has known distribution, but this sample is outside that.</text:p>
          </table:table-cell>
          <table:table-cell table:style-name="ce7" office:value-type="string" calcext:value-type="string">
            <text:p>ERR4018450</text:p>
          </table:table-cell>
          <table:table-cell table:style-name="ce7" office:value-type="float" office:value="369554" calcext:value-type="float">
            <text:p>369554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gene_COI</text:p>
          </table:table-cell>
          <table:table-cell table:style-name="ce7" office:value-type="string" calcext:value-type="string">
            <text:p>ARMS_Koster_VH2_180418_180906_SF40_EtOH</text:p>
          </table:table-cell>
          <table:table-cell table:style-name="ce7" office:value-type="string" calcext:value-type="string">
            <text:p>Otu00f191229b75004988d34cd4643746b0d5ecb56c</text:p>
          </table:table-cell>
          <table:table-cell table:style-name="ce7" office:value-type="string" calcext:value-type="string">
            <text:p>['None']</text:p>
          </table:table-cell>
          <table:table-cell table:style-name="ce7" office:value-type="string" calcext:value-type="string">
            <text:p>['Unrecorded']</text:p>
          </table:table-cell>
          <table:table-cell table:style-name="ce7" office:value-type="float" office:value="369554" calcext:value-type="float">
            <text:p>369554</text:p>
          </table:table-cell>
          <table:table-cell table:style-name="ce7" office:value-type="string" calcext:value-type="string">
            <text:p>Dasysiphonia</text:p>
          </table:table-cell>
          <table:table-cell table:style-name="ce7" office:value-type="string" calcext:value-type="string">
            <text:p>Genus</text:p>
          </table:table-cell>
          <table:table-cell table:style-name="ce7" office:value-type="string" calcext:value-type="string">
            <text:p>Eukaryota;Rhodophyta;Florideophyceae;Ceramialesg;Dasyaceae;Dasysiphonia;Dasysiphonia</text:p>
          </table:table-cell>
          <table:table-cell table:style-name="ce12" office:value-type="string" calcext:value-type="string">
            <text:p>False</text:p>
          </table:table-cell>
          <table:table-cell table:style-name="ce7" office:value-type="float" office:value="58.87633" calcext:value-type="float">
            <text:p>58.87633</text:p>
          </table:table-cell>
          <table:table-cell table:style-name="ce7" office:value-type="float" office:value="11.111884" calcext:value-type="float">
            <text:p>11.111884</text:p>
          </table:table-cell>
          <table:table-cell table:style-name="ce7" table:number-columns-repeated="1008"/>
        </table:table-row>
        <table:table-row table:style-name="ro1">
          <table:table-cell table:style-name="ce5" office:value-type="string" calcext:value-type="string">
            <text:p>This is a small single cell organism. Probably wouldn’t be in WORMS</text:p>
          </table:table-cell>
          <table:table-cell table:style-name="ce10" office:value-type="string" calcext:value-type="string">
            <text:p>ERR4018450</text:p>
          </table:table-cell>
          <table:table-cell table:style-name="ce10" office:value-type="float" office:value="162991" calcext:value-type="float">
            <text:p>16299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ene_COI</text:p>
          </table:table-cell>
          <table:table-cell table:style-name="ce10" office:value-type="string" calcext:value-type="string">
            <text:p>ARMS_Koster_VH2_180418_180906_SF40_EtOH</text:p>
          </table:table-cell>
          <table:table-cell table:style-name="ce10" office:value-type="string" calcext:value-type="string">
            <text:p>Otu01573dbee9af78f8afe49ff40364dfe0e1166488</text:p>
          </table:table-cell>
          <table:table-cell table:style-name="ce10" table:number-columns-repeated="2"/>
          <table:table-cell table:style-name="ce10" office:value-type="float" office:value="162991" calcext:value-type="float">
            <text:p>162991</text:p>
          </table:table-cell>
          <table:table-cell table:style-name="ce10" office:value-type="string" calcext:value-type="string">
            <text:p>Oligohymenophorea</text:p>
          </table:table-cell>
          <table:table-cell table:style-name="ce10" office:value-type="string" calcext:value-type="string">
            <text:p>Class</text:p>
          </table:table-cell>
          <table:table-cell table:style-name="ce10" office:value-type="string" calcext:value-type="string">
            <text:p>Eukaryota;Ciliophora;Oligohymenophorea;Hymenostomatidag;Tetrahymenidae;Tetrahymena;Tetrahymena</text:p>
          </table:table-cell>
          <table:table-cell table:style-name="ce15" office:value-type="string" calcext:value-type="string">
            <text:p>False</text:p>
          </table:table-cell>
          <table:table-cell table:style-name="ce10" office:value-type="float" office:value="58.87633" calcext:value-type="float">
            <text:p>58.87633</text:p>
          </table:table-cell>
          <table:table-cell table:style-name="ce10" office:value-type="float" office:value="11.111884" calcext:value-type="float">
            <text:p>11.111884</text:p>
          </table:table-cell>
          <table:table-cell table:style-name="ce10" table:number-columns-repeated="1008"/>
        </table:table-row>
        <table:table-row table:style-name="ro1">
          <table:table-cell table:style-name="ce4" office:value-type="string" calcext:value-type="string">
            <text:p>No Known distribution for this aphia</text:p>
          </table:table-cell>
          <table:table-cell table:style-name="ce9" office:value-type="string" calcext:value-type="string">
            <text:p>ERR4018450</text:p>
          </table:table-cell>
          <table:table-cell table:style-name="ce9" office:value-type="float" office:value="101085" calcext:value-type="float">
            <text:p>101085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gene_COI</text:p>
          </table:table-cell>
          <table:table-cell table:style-name="ce9" office:value-type="string" calcext:value-type="string">
            <text:p>ARMS_Koster_VH2_180418_180906_SF40_EtOH</text:p>
          </table:table-cell>
          <table:table-cell table:style-name="ce9" office:value-type="string" calcext:value-type="string">
            <text:p>Otu01c84aee40dc00a212afa94fc1692f3df9d1086f</text:p>
          </table:table-cell>
          <table:table-cell table:style-name="ce9" table:number-columns-repeated="2"/>
          <table:table-cell table:style-name="ce9" office:value-type="float" office:value="101085" calcext:value-type="float">
            <text:p>101085</text:p>
          </table:table-cell>
          <table:table-cell table:style-name="ce9" office:value-type="string" calcext:value-type="string">
            <text:p>Semnoderes</text:p>
          </table:table-cell>
          <table:table-cell table:style-name="ce9" office:value-type="string" calcext:value-type="string">
            <text:p>Genus</text:p>
          </table:table-cell>
          <table:table-cell table:style-name="ce9" office:value-type="string" calcext:value-type="string">
            <text:p>Eukaryota;Kinorhyncha;Cyclorhagida;Semnoderidaeg;Semnoderidae;Semnoderes;Semnoderes</text:p>
          </table:table-cell>
          <table:table-cell table:style-name="ce14" office:value-type="string" calcext:value-type="string">
            <text:p>False</text:p>
          </table:table-cell>
          <table:table-cell table:style-name="ce9" office:value-type="float" office:value="58.87633" calcext:value-type="float">
            <text:p>58.87633</text:p>
          </table:table-cell>
          <table:table-cell table:style-name="ce9" office:value-type="float" office:value="11.111884" calcext:value-type="float">
            <text:p>11.111884</text:p>
          </table:table-cell>
          <table:table-cell table:style-name="ce9"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08726" calcext:value-type="float">
            <text:p>1087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01e938f531c16c960d46724133fd87e7e37b3f08</text:p>
          </table:table-cell>
          <table:table-cell table:number-columns-repeated="2"/>
          <table:table-cell office:value-type="float" office:value="108726" calcext:value-type="float">
            <text:p>108726</text:p>
          </table:table-cell>
          <table:table-cell office:value-type="string" calcext:value-type="string">
            <text:p>Hemiper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rthropoda;Insecta;Hemipterag;Cicadidae;Cicadettana;Cicadettan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03e33bd1d89efc2a365cb27463a7ddded5345cfc</text:p>
          </table:table-cell>
          <table:table-cell table:number-columns-repeated="2"/>
          <table:table-cell office:value-type="float" office:value="1071" calcext:value-type="float">
            <text:p>1071</text:p>
          </table:table-cell>
          <table:table-cell office:value-type="string" calcext:value-type="string">
            <text:p>Malacostrac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Arthropoda;Malacostraca;Amphipodag;Acanthogammaridae;Eucarinogammarus;Eucarinogammaru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48439" calcext:value-type="float">
            <text:p>1484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0422d6336e5dc87cc058a58d446b09d7cf6a3b87</text:p>
          </table:table-cell>
          <table:table-cell table:number-columns-repeated="2"/>
          <table:table-cell office:value-type="float" office:value="148439" calcext:value-type="float">
            <text:p>148439</text:p>
          </table:table-cell>
          <table:table-cell office:value-type="string" calcext:value-type="string">
            <text:p>Neopanope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rthropoda;Insecta;Mecopterag;Panorpidae;Neopanorpa;Neopanorp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03471" calcext:value-type="float">
            <text:p>10347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05da86b8f88213415b9b02690a02330c351feed6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03471" calcext:value-type="float">
            <text:p>103471</text:p>
          </table:table-cell>
          <table:table-cell office:value-type="string" calcext:value-type="string">
            <text:p>Aplidium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hordata;Ascidiacea;Aplousobranchiag;Polyclinidae;Aplidium;Aplidium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17030" calcext:value-type="float">
            <text:p>11703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0689123a3d9b8692e1610c5c5f6bdcb23765714d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17030" calcext:value-type="float">
            <text:p>117030</text:p>
          </table:table-cell>
          <table:table-cell office:value-type="string" calcext:value-type="string">
            <text:p>Clyt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nidaria;Hydrozoa;Leptothecatag;Clytiidae;Clytia;Clyt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29257" calcext:value-type="float">
            <text:p>1292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074e21d436e0d09cced05e28b07c84bf85053e53</text:p>
          </table:table-cell>
          <table:table-cell table:number-columns-repeated="2"/>
          <table:table-cell office:value-type="float" office:value="129257" calcext:value-type="float">
            <text:p>129257</text:p>
          </table:table-cell>
          <table:table-cell office:value-type="string" calcext:value-type="string">
            <text:p>Diurodrilu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nnelida;Polychaeta;Eunicidag;Diurodrilidae;Diurodrilus;Diurodrilu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53365" calcext:value-type="float">
            <text:p>1533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0a101327fd6987742bffac6a928bf77ebb008b33</text:p>
          </table:table-cell>
          <table:table-cell table:number-columns-repeated="2"/>
          <table:table-cell office:value-type="float" office:value="153365" calcext:value-type="float">
            <text:p>153365</text:p>
          </table:table-cell>
          <table:table-cell office:value-type="string" calcext:value-type="string">
            <text:p>Eoli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rthropoda;Insecta;Lepidopterag;Geometridae;Eois;Eoi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588638" calcext:value-type="float">
            <text:p>5886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0a906e442e92d3b93be05c2ee012520c74d9ffa7</text:p>
          </table:table-cell>
          <table:table-cell table:number-columns-repeated="2"/>
          <table:table-cell office:value-type="float" office:value="588638" calcext:value-type="float">
            <text:p>588638</text:p>
          </table:table-cell>
          <table:table-cell office:value-type="string" calcext:value-type="string">
            <text:p>Protanguill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hordata;Actinopteri;Anguilliformesg;Protanguillidae;Protanguilla;Protanguill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15203" calcext:value-type="float">
            <text:p>115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0b59c1a232607958dd1a3c3f5d98fdb6af078bff</text:p>
          </table:table-cell>
          <table:table-cell table:number-columns-repeated="2"/>
          <table:table-cell office:value-type="float" office:value="115203" calcext:value-type="float">
            <text:p>115203</text:p>
          </table:table-cell>
          <table:table-cell office:value-type="string" calcext:value-type="string">
            <text:p>Proameir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rthropoda;Hexanauplia;Harpacticoidag;Ameiridae;Proameira;Proameir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44044" calcext:value-type="float">
            <text:p>144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0ebe8a102e75bacc8d0cad00014c40bdf8713389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44044" calcext:value-type="float">
            <text:p>144044</text:p>
          </table:table-cell>
          <table:table-cell office:value-type="string" calcext:value-type="string">
            <text:p>Grateloup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Rhodophyta;Florideophyceae;Halymenialesg;Halymeniaceae;Grateloupia;Grateloup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03485" calcext:value-type="float">
            <text:p>1034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140f60c7fda20442bbd1af922f5b8663c6398d6e</text:p>
          </table:table-cell>
          <table:table-cell table:number-columns-repeated="2"/>
          <table:table-cell office:value-type="float" office:value="103485" calcext:value-type="float">
            <text:p>103485</text:p>
          </table:table-cell>
          <table:table-cell office:value-type="string" calcext:value-type="string">
            <text:p>Phallus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hordata;Ascidiacea;Phlebobranchiag;Ascidiidae;Phallusia;Phallus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17034" calcext:value-type="float">
            <text:p>117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1821093a295f5a97b5255926f03b90367b8ba142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17034" calcext:value-type="float">
            <text:p>117034</text:p>
          </table:table-cell>
          <table:table-cell office:value-type="string" calcext:value-type="string">
            <text:p>Obel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nidaria;Hydrozoa;Leptothecatag;Obeliidae;Obelia;Obel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There is a aphiaID for this sciname? Why didn’t it get matched? </text:p>
          </table:table-cell>
          <table:table-cell table:style-name="ce11" office:value-type="string" calcext:value-type="string">
            <text:p>ERR401845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gene_COI</text:p>
          </table:table-cell>
          <table:table-cell table:style-name="ce11" office:value-type="string" calcext:value-type="string">
            <text:p>ARMS_Koster_VH2_180418_180906_SF40_EtOH</text:p>
          </table:table-cell>
          <table:table-cell table:style-name="ce11" office:value-type="string" calcext:value-type="string">
            <text:p>Otu20a274dc753527ecb46b7f01ded6ed004c7b64b7</text:p>
          </table:table-cell>
          <table:table-cell table:style-name="ce11" table:number-columns-repeated="5"/>
          <table:table-cell table:style-name="ce11" office:value-type="string" calcext:value-type="string">
            <text:p>Eukaryota;Platyhelminthes;Cestoda;Tetraphyllideag;Onchobothriidae;Pachybothrium;Pachybothrium</text:p>
          </table:table-cell>
          <table:table-cell table:style-name="ce17" office:value-type="string" calcext:value-type="string">
            <text:p>False</text:p>
          </table:table-cell>
          <table:table-cell table:style-name="ce11" office:value-type="float" office:value="58.87633" calcext:value-type="float">
            <text:p>58.87633</text:p>
          </table:table-cell>
          <table:table-cell table:style-name="ce11" office:value-type="float" office:value="11.111884" calcext:value-type="float">
            <text:p>11.111884</text:p>
          </table:table-cell>
          <table:table-cell table:style-name="ce11" table:number-columns-repeated="1008"/>
        </table:table-row>
        <table:table-row table:style-name="ro1">
          <table:table-cell table:style-name="ce6" office:value-type="string" calcext:value-type="string">
            <text:p>There is a aphiaID for this sciname? Why didn’t it get matched? </text:p>
          </table:table-cell>
          <table:table-cell office:value-type="string" calcext:value-type="string">
            <text:p>ERR401845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25855d8e9de9b1745bc8a804d0ca9d20bec0d820</text:p>
          </table:table-cell>
          <table:table-cell table:number-columns-repeated="5"/>
          <table:table-cell office:value-type="string" calcext:value-type="string">
            <text:p>Eukaryota;Bryozoa;Gymnolaemata;Cheilostomatidag;Cryptosulidae;Cryptosula;Cryptosul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There is a aphiaID for this sciname? Why didn’t it get matched? </text:p>
          </table:table-cell>
          <table:table-cell office:value-type="string" calcext:value-type="string">
            <text:p>ERR40184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26c21d94704371d62db334ed044c9891f7e7bca6</text:p>
          </table:table-cell>
          <table:table-cell table:number-columns-repeated="5"/>
          <table:table-cell office:value-type="string" calcext:value-type="string">
            <text:p>Eukaryota;Rhodophyta;Florideophyceae;Ceramialesg;Delesseriaceae;Platysiphonia;Platysiphon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2b13680c57a6ae36ab2a334a7606b5815f09701d</text:p>
          </table:table-cell>
          <table:table-cell table:number-columns-repeated="5"/>
          <table:table-cell office:value-type="string" calcext:value-type="string">
            <text:p>Eukaryota;Chordata;Mammalia;Artiodactylag;Ziphiidae;Berardius;Berardiu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2da2e8c9d12aed33d3a55beea72ac45aa8bb3670</text:p>
          </table:table-cell>
          <table:table-cell table:number-columns-repeated="5"/>
          <table:table-cell office:value-type="string" calcext:value-type="string">
            <text:p>Eukaryota;Bryozoa;Gymnolaemata;Cheilostomatidag;Escharinidae;Chiastosella;Chiastosell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31639837c51930a0accb1bb7ac043f280d7ca627</text:p>
          </table:table-cell>
          <table:table-cell table:number-columns-repeated="5"/>
          <table:table-cell office:value-type="string" calcext:value-type="string">
            <text:p>Eukaryota;Bryozoa;Gymnolaemata;Ctenostomatidag;Vesiculariidae;Amathia;Amath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334acc872da8f5b44362072f28cb14f1fc31c727</text:p>
          </table:table-cell>
          <table:table-cell table:number-columns-repeated="2"/>
          <table:table-cell office:value-type="float" office:value="1071" calcext:value-type="float">
            <text:p>1071</text:p>
          </table:table-cell>
          <table:table-cell office:value-type="string" calcext:value-type="string">
            <text:p>Malacostrac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Arthropoda;Malacostraca;Isopodag;Armadillidiidae;Armadillidium;Armadillidium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337ebf8f62a46e108a28c9e8617b4d32f06297f3</text:p>
          </table:table-cell>
          <table:table-cell table:number-columns-repeated="5"/>
          <table:table-cell office:value-type="string" calcext:value-type="string">
            <text:p>Eukaryota;Nematoda;Chromadorea;Rhabditidag;Neodiplogasteridae;Pristionchus;Pristionchu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22154" calcext:value-type="float">
            <text:p>22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33be66564ee80bbf071ccc3cdb691a5c8070c1a5</text:p>
          </table:table-cell>
          <table:table-cell table:number-columns-repeated="2"/>
          <table:table-cell office:value-type="float" office:value="22154" calcext:value-type="float">
            <text:p>22154</text:p>
          </table:table-cell>
          <table:table-cell office:value-type="string" calcext:value-type="string">
            <text:p>Oomycota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Eukaryota;Peronosporales;Oomycot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62991" calcext:value-type="float">
            <text:p>1629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3601539ec4c982bbf49e33d774de8bfb29d77811</text:p>
          </table:table-cell>
          <table:table-cell table:number-columns-repeated="2"/>
          <table:table-cell office:value-type="float" office:value="162991" calcext:value-type="float">
            <text:p>162991</text:p>
          </table:table-cell>
          <table:table-cell office:value-type="string" calcext:value-type="string">
            <text:p>Oligohymenophore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3b49d716c40d8cd248e08a91609d32335e151b2c</text:p>
          </table:table-cell>
          <table:table-cell table:number-columns-repeated="5"/>
          <table:table-cell office:value-type="string" calcext:value-type="string">
            <text:p>Eukaryota;Mollusca;Gastropoda;Stylommatophorag;Urocoptidae;Bactrocoptis;Bactrocopti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3da66165a7719402233bbca33999ae65eacb04a0</text:p>
          </table:table-cell>
          <table:table-cell table:number-columns-repeated="5"/>
          <table:table-cell office:value-type="string" calcext:value-type="string">
            <text:p>Eukaryota;Echinodermata;Ophiuroidea;Ophiuridag;Ophionereidae;Ophionereis;Ophionerei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45ff2f7e9082617dbef986c25d6300044f5553dc</text:p>
          </table:table-cell>
          <table:table-cell table:number-columns-repeated="5"/>
          <table:table-cell office:value-type="string" calcext:value-type="string">
            <text:p>Eukaryota;Cnidaria;Hydrozoa;Leptothecatag;Haleciidae;Halecium;Halecium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20552" calcext:value-type="float">
            <text:p>1205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465e6cffa4b6231552d2f15e3a1392a0ad4fbe23</text:p>
          </table:table-cell>
          <table:table-cell table:number-columns-repeated="2"/>
          <table:table-cell office:value-type="float" office:value="120552" calcext:value-type="float">
            <text:p>120552</text:p>
          </table:table-cell>
          <table:table-cell office:value-type="string" calcext:value-type="string">
            <text:p>Paramoeb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54f1f96cec440b7090e17139ac6514c64f78385b</text:p>
          </table:table-cell>
          <table:table-cell table:number-columns-repeated="5"/>
          <table:table-cell office:value-type="string" calcext:value-type="string">
            <text:p>Eukaryota;Chordata;Actinopteri;Argentiniformesg;Microstomatidae;Nansenia;Nansen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203991" calcext:value-type="float">
            <text:p>2039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58850eddd1b61cd2dc2bb1753cc35e24fe4da01d</text:p>
          </table:table-cell>
          <table:table-cell table:number-columns-repeated="2"/>
          <table:table-cell office:value-type="float" office:value="203991" calcext:value-type="float">
            <text:p>203991</text:p>
          </table:table-cell>
          <table:table-cell office:value-type="string" calcext:value-type="string">
            <text:p>Pseudam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hordata;Actinopteri;Kurtiformesg;Apogonidae;Pseudamia;Pseudam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11032" calcext:value-type="float">
            <text:p>111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58c6a20100a432713b507d1409e7ad147bc04a29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11032" calcext:value-type="float">
            <text:p>111032</text:p>
          </table:table-cell>
          <table:table-cell office:value-type="string" calcext:value-type="string">
            <text:p>Cris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ryozoa;Stenolaemata;Cyclostomatidag;Crisiidae;Crisia;Cris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49208" calcext:value-type="float">
            <text:p>149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5d02ecbbe51132f528c47486c5c628dfb225ccc8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49208" calcext:value-type="float">
            <text:p>149208</text:p>
          </table:table-cell>
          <table:table-cell office:value-type="string" calcext:value-type="string">
            <text:p>Pinnular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10898" calcext:value-type="float">
            <text:p>1108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5d2fc8ea293c965f05bdb88a7d2ddfbbabb6b992</text:p>
          </table:table-cell>
          <table:table-cell table:number-columns-repeated="2"/>
          <table:table-cell office:value-type="float" office:value="110898" calcext:value-type="float">
            <text:p>110898</text:p>
          </table:table-cell>
          <table:table-cell office:value-type="string" calcext:value-type="string">
            <text:p>Cryptosul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ryozoa;Gymnolaemata;Cheilostomatidag;Cryptosulidae;Cryptosula;Cryptosul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836" calcext:value-type="float">
            <text:p>18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67e1fd4f4d04b61f8010751f990730f80768c092</text:p>
          </table:table-cell>
          <table:table-cell table:number-columns-repeated="2"/>
          <table:table-cell office:value-type="float" office:value="1836" calcext:value-type="float">
            <text:p>1836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Chordata;Aves;Passeriformesg;Acanthisittidae;Pachyplichas;Pachyplicha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836" calcext:value-type="float">
            <text:p>18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6bacf76fef704c3ffe6050f66f07576ee42147ec</text:p>
          </table:table-cell>
          <table:table-cell table:number-columns-repeated="2"/>
          <table:table-cell office:value-type="float" office:value="1836" calcext:value-type="float">
            <text:p>1836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Chordata;Aves;Passeriformesg;Acanthisittidae;Pachyplichas;Pachyplicha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740210a895bdf80c63f2839fd3cb510065dd9cd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Mollusca;Gastropoda;Stylommatophorag;Camaenidae;Kimberleydiscus;Kimberleydiscu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84bff1de505bcddfc75b0faa1162565f0a91c94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Mollusca;Gastropoda;Stylommatophorag;Camaenidae;Camaenella;Camaenell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06122" calcext:value-type="float">
            <text:p>106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85f96809d99b95cb64e09af6a254921a6f7b8e27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06122" calcext:value-type="float">
            <text:p>106122</text:p>
          </table:table-cell>
          <table:table-cell office:value-type="string" calcext:value-type="string">
            <text:p>Balanu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rthropoda;Hexanauplia;Sessiliag;Balanidae;Balanus;Balanu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20552" calcext:value-type="float">
            <text:p>120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876c761c290057b6b726b170ffd8c73360918a3e</text:p>
          </table:table-cell>
          <table:table-cell table:number-columns-repeated="2"/>
          <table:table-cell office:value-type="float" office:value="120552" calcext:value-type="float">
            <text:p>120552</text:p>
          </table:table-cell>
          <table:table-cell office:value-type="string" calcext:value-type="string">
            <text:p>Paramoeb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00079" calcext:value-type="float">
            <text:p>1000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8e4b592eac640f0ba09d161851b59a26c4115384</text:p>
          </table:table-cell>
          <table:table-cell table:number-columns-repeated="2"/>
          <table:table-cell office:value-type="float" office:value="100079" calcext:value-type="float">
            <text:p>100079</text:p>
          </table:table-cell>
          <table:table-cell office:value-type="string" calcext:value-type="string">
            <text:p>Mucorace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ukaryota;Mucoromycota;Mucoromycetes;Mucoralesg;Mucoraceae;Mucor;Mucor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62991" calcext:value-type="float">
            <text:p>1629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910db76b0ccc518d66b325e88e702de7339c831b</text:p>
          </table:table-cell>
          <table:table-cell table:number-columns-repeated="2"/>
          <table:table-cell office:value-type="float" office:value="162991" calcext:value-type="float">
            <text:p>162991</text:p>
          </table:table-cell>
          <table:table-cell office:value-type="string" calcext:value-type="string">
            <text:p>Oligohymenophore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00251" calcext:value-type="float">
            <text:p>100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b4348c6a8ee5df16cac68c149a5b602fae79cdcc</text:p>
          </table:table-cell>
          <table:table-cell table:number-columns-repeated="2"/>
          <table:table-cell office:value-type="float" office:value="100251" calcext:value-type="float">
            <text:p>100251</text:p>
          </table:table-cell>
          <table:table-cell office:value-type="string" calcext:value-type="string">
            <text:p>Verticillium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scomycota;Sordariomycetes;Glomerellalesg;Plectosphaerellaceae;Verticillium;Verticillium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00738" calcext:value-type="float">
            <text:p>1007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baee077f44ccb757059f10edd502ccacdaf3955d</text:p>
          </table:table-cell>
          <table:table-cell table:number-columns-repeated="2"/>
          <table:table-cell office:value-type="float" office:value="100738" calcext:value-type="float">
            <text:p>100738</text:p>
          </table:table-cell>
          <table:table-cell office:value-type="string" calcext:value-type="string">
            <text:p>Protanthe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nidaria;Anthozoa;Actiniariag;Gonactiniidae;Protanthea;Protanthe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307" calcext:value-type="float">
            <text:p>1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c6472ac3786b8d02e4503153682efab29b83ce55</text:p>
          </table:table-cell>
          <table:table-cell table:number-columns-repeated="2"/>
          <table:table-cell office:value-type="float" office:value="1307" calcext:value-type="float">
            <text:p>1307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Arthropoda;Insecta;Coleopterag;Chrysomelidae;Cephaloleia;Cephalole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44007" calcext:value-type="float">
            <text:p>144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d480f6de0f7502eca94641bf5074e87a3f02a499</text:p>
          </table:table-cell>
          <table:table-cell office:value-type="string" calcext:value-type="string">
            <text:p>['http://marineregions.org/mrgid/21749']</text:p>
          </table:table-cell>
          <table:table-cell office:value-type="string" calcext:value-type="string">
            <text:p>['Recorded']</text:p>
          </table:table-cell>
          <table:table-cell office:value-type="float" office:value="144007" calcext:value-type="float">
            <text:p>144007</text:p>
          </table:table-cell>
          <table:table-cell office:value-type="string" calcext:value-type="string">
            <text:p>Corallin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Rhodophyta;Florideophyceae;Corallinalesg;Corallinaceae;Corallina;Corallin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771021" calcext:value-type="float">
            <text:p>77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d5609f7559a0a6e6c24403b68a7df038c770a534</text:p>
          </table:table-cell>
          <table:table-cell table:number-columns-repeated="2"/>
          <table:table-cell office:value-type="float" office:value="771021" calcext:value-type="float">
            <text:p>771021</text:p>
          </table:table-cell>
          <table:table-cell office:value-type="string" calcext:value-type="string">
            <text:p>Acrat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62991" calcext:value-type="float">
            <text:p>1629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dfcb6b62c2b640926b428ecf04c34b94bfdd5110</text:p>
          </table:table-cell>
          <table:table-cell table:number-columns-repeated="2"/>
          <table:table-cell office:value-type="float" office:value="162991" calcext:value-type="float">
            <text:p>162991</text:p>
          </table:table-cell>
          <table:table-cell office:value-type="string" calcext:value-type="string">
            <text:p>Oligohymenophore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62991" calcext:value-type="float">
            <text:p>1629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e4b6fc0a64323a490266461e697aa501bba8fd8a</text:p>
          </table:table-cell>
          <table:table-cell table:number-columns-repeated="2"/>
          <table:table-cell office:value-type="float" office:value="162991" calcext:value-type="float">
            <text:p>162991</text:p>
          </table:table-cell>
          <table:table-cell office:value-type="string" calcext:value-type="string">
            <text:p>Oligohymenophore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44203" calcext:value-type="float">
            <text:p>144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ef705ac931322279f4f2be695c64ce015744130e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44203" calcext:value-type="float">
            <text:p>144203</text:p>
          </table:table-cell>
          <table:table-cell office:value-type="string" calcext:value-type="string">
            <text:p>Galaxaur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Rhodophyta;Florideophyceae;Nemalialesg;Galaxauraceae;Galaxaura;Galaxaur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0</text:p>
          </table:table-cell>
          <table:table-cell office:value-type="float" office:value="162991" calcext:value-type="float">
            <text:p>1629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EtOH</text:p>
          </table:table-cell>
          <table:table-cell office:value-type="string" calcext:value-type="string">
            <text:p>Otufb091625cb01f218a9bd102d57d0de968ded9a87</text:p>
          </table:table-cell>
          <table:table-cell table:number-columns-repeated="2"/>
          <table:table-cell office:value-type="float" office:value="162991" calcext:value-type="float">
            <text:p>162991</text:p>
          </table:table-cell>
          <table:table-cell office:value-type="string" calcext:value-type="string">
            <text:p>Oligohymenophore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110892" calcext:value-type="float">
            <text:p>11089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008a701169ba8c819528156a2d90a234e834f2ec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10892" calcext:value-type="float">
            <text:p>110892</text:p>
          </table:table-cell>
          <table:table-cell office:value-type="string" calcext:value-type="string">
            <text:p>Cribrilin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ryozoa;Gymnolaemata;Cheilostomatidag;Cribrilinidae;Cribrilina;Cribrilin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103488" calcext:value-type="float">
            <text:p>1034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02444a39efa26425f60211ff9ea347297e5b18ed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03488" calcext:value-type="float">
            <text:p>103488</text:p>
          </table:table-cell>
          <table:table-cell office:value-type="string" calcext:value-type="string">
            <text:p>Cion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hordata;Ascidiacea;Phlebobranchiag;Cionidae;Ciona;Cion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106834" calcext:value-type="float">
            <text:p>1068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8b830a386746c124aed769bc693f3620f28b3936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06834" calcext:value-type="float">
            <text:p>106834</text:p>
          </table:table-cell>
          <table:table-cell office:value-type="string" calcext:value-type="string">
            <text:p>Galathe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rthropoda;Malacostraca;Decapodag;Galatheidae;Galathea;Galathe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103485" calcext:value-type="float">
            <text:p>1034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003ffeefce23c57d22658eb67e3e922e0fdc3466</text:p>
          </table:table-cell>
          <table:table-cell table:number-columns-repeated="2"/>
          <table:table-cell office:value-type="float" office:value="103485" calcext:value-type="float">
            <text:p>103485</text:p>
          </table:table-cell>
          <table:table-cell office:value-type="string" calcext:value-type="string">
            <text:p>Phallus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hordata;Ascidiacea;Phlebobranchiag;Ascidiidae;Phallusia;Phallus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369554" calcext:value-type="float">
            <text:p>3695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00f191229b75004988d34cd4643746b0d5ecb56c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369554" calcext:value-type="float">
            <text:p>369554</text:p>
          </table:table-cell>
          <table:table-cell office:value-type="string" calcext:value-type="string">
            <text:p>Dasysiphon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Rhodophyta;Florideophyceae;Ceramialesg;Dasyaceae;Dasysiphonia;Dasysiphon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142241" calcext:value-type="float">
            <text:p>1422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00fc7692e6522509a020331cfd58a6a12321a1f0</text:p>
          </table:table-cell>
          <table:table-cell table:number-columns-repeated="2"/>
          <table:table-cell office:value-type="float" office:value="142241" calcext:value-type="float">
            <text:p>142241</text:p>
          </table:table-cell>
          <table:table-cell office:value-type="string" calcext:value-type="string">
            <text:p>Pseudocero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Platyhelminthes;Rhabditophora;Polycladidag;Pseudocerotidae;Pseudoceros;Pseudocero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101085" calcext:value-type="float">
            <text:p>1010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01c84aee40dc00a212afa94fc1692f3df9d1086f</text:p>
          </table:table-cell>
          <table:table-cell table:number-columns-repeated="2"/>
          <table:table-cell office:value-type="float" office:value="101085" calcext:value-type="float">
            <text:p>101085</text:p>
          </table:table-cell>
          <table:table-cell office:value-type="string" calcext:value-type="string">
            <text:p>Semnodere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Kinorhyncha;Cyclorhagida;Semnoderidaeg;Semnoderidae;Semnoderes;Semnodere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103471" calcext:value-type="float">
            <text:p>10347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05da86b8f88213415b9b02690a02330c351feed6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03471" calcext:value-type="float">
            <text:p>103471</text:p>
          </table:table-cell>
          <table:table-cell office:value-type="string" calcext:value-type="string">
            <text:p>Aplidium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hordata;Ascidiacea;Aplousobranchiag;Polyclinidae;Aplidium;Aplidium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129257" calcext:value-type="float">
            <text:p>1292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074e21d436e0d09cced05e28b07c84bf85053e53</text:p>
          </table:table-cell>
          <table:table-cell table:number-columns-repeated="2"/>
          <table:table-cell office:value-type="float" office:value="129257" calcext:value-type="float">
            <text:p>129257</text:p>
          </table:table-cell>
          <table:table-cell office:value-type="string" calcext:value-type="string">
            <text:p>Diurodrilu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nnelida;Polychaeta;Eunicidag;Diurodrilidae;Diurodrilus;Diurodrilu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153365" calcext:value-type="float">
            <text:p>15336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0a101327fd6987742bffac6a928bf77ebb008b33</text:p>
          </table:table-cell>
          <table:table-cell table:number-columns-repeated="2"/>
          <table:table-cell office:value-type="float" office:value="153365" calcext:value-type="float">
            <text:p>153365</text:p>
          </table:table-cell>
          <table:table-cell office:value-type="string" calcext:value-type="string">
            <text:p>Eoli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rthropoda;Insecta;Lepidopterag;Geometridae;Eois;Eoi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103484" calcext:value-type="float">
            <text:p>1034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0aa288a92c4edaef494a1b9259204ffc16abb399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03484" calcext:value-type="float">
            <text:p>103484</text:p>
          </table:table-cell>
          <table:table-cell office:value-type="string" calcext:value-type="string">
            <text:p>Ascidiell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hordata;Ascidiacea;Phlebobranchiag;Ascidiidae;Ascidiella;Ascidiell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137813" calcext:value-type="float">
            <text:p>1378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120b282e4ecac015de86a03fa7bde31f868bb987</text:p>
          </table:table-cell>
          <table:table-cell table:number-columns-repeated="2"/>
          <table:table-cell office:value-type="float" office:value="137813" calcext:value-type="float">
            <text:p>137813</text:p>
          </table:table-cell>
          <table:table-cell office:value-type="string" calcext:value-type="string">
            <text:p>Conu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Mollusca;Gastropoda;Neogastropodag;Conidae;Conus;Conu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117049" calcext:value-type="float">
            <text:p>1170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1217a6a90d4517dff94438ef962c0533996ce1a0</text:p>
          </table:table-cell>
          <table:table-cell table:number-columns-repeated="2"/>
          <table:table-cell office:value-type="float" office:value="117049" calcext:value-type="float">
            <text:p>117049</text:p>
          </table:table-cell>
          <table:table-cell office:value-type="string" calcext:value-type="string">
            <text:p>Cladonem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nidaria;Hydrozoa;Anthoathecatag;Cladonematidae;Cladonema;Cladonem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132026" calcext:value-type="float">
            <text:p>132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164c769496ff9a04bf2b71f669d069eb0b0d7546</text:p>
          </table:table-cell>
          <table:table-cell table:number-columns-repeated="2"/>
          <table:table-cell office:value-type="float" office:value="132026" calcext:value-type="float">
            <text:p>132026</text:p>
          </table:table-cell>
          <table:table-cell office:value-type="string" calcext:value-type="string">
            <text:p>Clion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Porifera;Demospongiae;Clionaidag;Clionaidae;Cliona;Clion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267010" calcext:value-type="float">
            <text:p>267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1be63093cb0167781d6854d60c53433b8aa81884</text:p>
          </table:table-cell>
          <table:table-cell table:number-columns-repeated="2"/>
          <table:table-cell office:value-type="float" office:value="267010" calcext:value-type="float">
            <text:p>267010</text:p>
          </table:table-cell>
          <table:table-cell office:value-type="string" calcext:value-type="string">
            <text:p>Nothobranchiid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ukaryota;Chordata;Actinopteri;Cyprinodontiformesg;Nothobranchiidae;Epiplatys;Epiplaty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741037" calcext:value-type="float">
            <text:p>7410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219fedc754f7b50e08c52e98987021dd6e45b73d</text:p>
          </table:table-cell>
          <table:table-cell table:number-columns-repeated="2"/>
          <table:table-cell office:value-type="float" office:value="741037" calcext:value-type="float">
            <text:p>741037</text:p>
          </table:table-cell>
          <table:table-cell office:value-type="string" calcext:value-type="string">
            <text:p>Diphter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rthropoda;Insecta;Dipterag;Drosophilidae;Drosophila;Drosophil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110898" calcext:value-type="float">
            <text:p>1108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25855d8e9de9b1745bc8a804d0ca9d20bec0d820</text:p>
          </table:table-cell>
          <table:table-cell table:number-columns-repeated="2"/>
          <table:table-cell office:value-type="float" office:value="110898" calcext:value-type="float">
            <text:p>110898</text:p>
          </table:table-cell>
          <table:table-cell office:value-type="string" calcext:value-type="string">
            <text:p>Cryptosul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ryozoa;Gymnolaemata;Cheilostomatidag;Cryptosulidae;Cryptosula;Cryptosul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103528" calcext:value-type="float">
            <text:p>1035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2a5cc07a8a654fada2bfaaa2a7c2236f8cbe8866</text:p>
          </table:table-cell>
          <table:table-cell table:number-columns-repeated="2"/>
          <table:table-cell office:value-type="float" office:value="103528" calcext:value-type="float">
            <text:p>103528</text:p>
          </table:table-cell>
          <table:table-cell office:value-type="string" calcext:value-type="string">
            <text:p>Botrylloide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hordata;Ascidiacea;Stolidobranchiag;Styelidae;Botrylloides;Botrylloide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468641" calcext:value-type="float">
            <text:p>4686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2da2e8c9d12aed33d3a55beea72ac45aa8bb3670</text:p>
          </table:table-cell>
          <table:table-cell table:number-columns-repeated="2"/>
          <table:table-cell office:value-type="float" office:value="468641" calcext:value-type="float">
            <text:p>468641</text:p>
          </table:table-cell>
          <table:table-cell office:value-type="string" calcext:value-type="string">
            <text:p>Chiastosell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ryozoa;Gymnolaemata;Cheilostomatidag;Escharinidae;Chiastosella;Chiastosell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137829" calcext:value-type="float">
            <text:p>1378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30409f55b92526bbf88090c0f320be0d0570bcce</text:p>
          </table:table-cell>
          <table:table-cell table:number-columns-repeated="2"/>
          <table:table-cell office:value-type="float" office:value="137829" calcext:value-type="float">
            <text:p>137829</text:p>
          </table:table-cell>
          <table:table-cell office:value-type="string" calcext:value-type="string">
            <text:p>Raphitom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Mollusca;Gastropoda;Neogastropodag;Raphitomidae;Raphitoma;Raphitom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117070" calcext:value-type="float">
            <text:p>117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3f18b5827a7e0086323f57fc3383558944736ed3</text:p>
          </table:table-cell>
          <table:table-cell table:number-columns-repeated="2"/>
          <table:table-cell office:value-type="float" office:value="117070" calcext:value-type="float">
            <text:p>117070</text:p>
          </table:table-cell>
          <table:table-cell office:value-type="string" calcext:value-type="string">
            <text:p>Sars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nidaria;Hydrozoa;Anthoathecatag;Corynidae;Sarsia;Sars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117103" calcext:value-type="float">
            <text:p>117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45ff2f7e9082617dbef986c25d6300044f5553dc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17103" calcext:value-type="float">
            <text:p>117103</text:p>
          </table:table-cell>
          <table:table-cell office:value-type="string" calcext:value-type="string">
            <text:p>Halecium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nidaria;Hydrozoa;Leptothecatag;Haleciidae;Halecium;Halecium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1071" calcext:value-type="float">
            <text:p>10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4b6c9568c8e49c958b0fa278635cd149202fe075</text:p>
          </table:table-cell>
          <table:table-cell table:number-columns-repeated="2"/>
          <table:table-cell office:value-type="float" office:value="1071" calcext:value-type="float">
            <text:p>1071</text:p>
          </table:table-cell>
          <table:table-cell office:value-type="string" calcext:value-type="string">
            <text:p>Malacostrac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Arthropoda;Malacostraca;Decapodag;Cambaridae;Orconectes;Orconecte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205507" calcext:value-type="float">
            <text:p>2055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4def6b83a8f35cc23e53e45c99f43db92e675108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205507" calcext:value-type="float">
            <text:p>205507</text:p>
          </table:table-cell>
          <table:table-cell office:value-type="string" calcext:value-type="string">
            <text:p>Coenobit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rthropoda;Malacostraca;Decapodag;Coenobitidae;Coenobita;Coenobit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22154" calcext:value-type="float">
            <text:p>22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50c5b7569ccaa4e657c1e3ffe8e80892df950f17</text:p>
          </table:table-cell>
          <table:table-cell table:number-columns-repeated="2"/>
          <table:table-cell office:value-type="float" office:value="22154" calcext:value-type="float">
            <text:p>22154</text:p>
          </table:table-cell>
          <table:table-cell office:value-type="string" calcext:value-type="string">
            <text:p>Oomycota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Eukaryota;Saprolegniales;Oomycot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103528" calcext:value-type="float">
            <text:p>1035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542cd8c2be8452df8f3994c1d907cbcdfe6a977a</text:p>
          </table:table-cell>
          <table:table-cell table:number-columns-repeated="2"/>
          <table:table-cell office:value-type="float" office:value="103528" calcext:value-type="float">
            <text:p>103528</text:p>
          </table:table-cell>
          <table:table-cell office:value-type="string" calcext:value-type="string">
            <text:p>Botrylloide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hordata;Ascidiacea;Stolidobranchiag;Styelidae;Botrylloides;Botrylloide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437573" calcext:value-type="float">
            <text:p>437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572b926a8a4bca3fd8f7f8fe466eb2ede9671887</text:p>
          </table:table-cell>
          <table:table-cell table:number-columns-repeated="2"/>
          <table:table-cell office:value-type="float" office:value="437573" calcext:value-type="float">
            <text:p>437573</text:p>
          </table:table-cell>
          <table:table-cell office:value-type="string" calcext:value-type="string">
            <text:p>Schizophyllum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sidiomycota;Agaricomycetes;Agaricalesg;Schizophyllaceae;Schizophyllum;Schizophyllum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369590" calcext:value-type="float">
            <text:p>3695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64bf4dd424f98d9ef921b9fcf3a3471d943adbfb</text:p>
          </table:table-cell>
          <table:table-cell table:number-columns-repeated="2"/>
          <table:table-cell office:value-type="float" office:value="369590" calcext:value-type="float">
            <text:p>369590</text:p>
          </table:table-cell>
          <table:table-cell office:value-type="string" calcext:value-type="string">
            <text:p>Dipteroclad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Rhodophyta;Florideophyceae;Ceramialesg;Dasyaceae;Dipterocladia;Dipteroclad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603173" calcext:value-type="float">
            <text:p>603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687f94893c0ec65223f071e511198c062c0a4907</text:p>
          </table:table-cell>
          <table:table-cell table:number-columns-repeated="2"/>
          <table:table-cell office:value-type="float" office:value="603173" calcext:value-type="float">
            <text:p>603173</text:p>
          </table:table-cell>
          <table:table-cell office:value-type="string" calcext:value-type="string">
            <text:p>Psammonei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Mediophyceae;Triceratialesg;Plagiogrammaceae;Psammoneis;Psammonei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1043399" calcext:value-type="float">
            <text:p>10433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7249d12bbe6696dbf48f62a3417a9625bac09dc2</text:p>
          </table:table-cell>
          <table:table-cell table:number-columns-repeated="2"/>
          <table:table-cell office:value-type="float" office:value="1043399" calcext:value-type="float">
            <text:p>1043399</text:p>
          </table:table-cell>
          <table:table-cell office:value-type="string" calcext:value-type="string">
            <text:p>Clavispars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scomycota;Saccharomycetes;Saccharomycetalesg;Metschnikowiaceae;Clavispora;Clavispor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135370" calcext:value-type="float">
            <text:p>1353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892cced143f8c0cfdf940f9888c0c093b76d2da8</text:p>
          </table:table-cell>
          <table:table-cell table:number-columns-repeated="2"/>
          <table:table-cell office:value-type="float" office:value="135370" calcext:value-type="float">
            <text:p>135370</text:p>
          </table:table-cell>
          <table:table-cell office:value-type="string" calcext:value-type="string">
            <text:p>Amphicaryon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nidaria;Hydrozoa;Siphonophoraeg;Prayidae;Amphicaryon;Amphicaryon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22154" calcext:value-type="float">
            <text:p>22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9025670685e38ae854aa9463e4c72246ff0c5841</text:p>
          </table:table-cell>
          <table:table-cell table:number-columns-repeated="2"/>
          <table:table-cell office:value-type="float" office:value="22154" calcext:value-type="float">
            <text:p>22154</text:p>
          </table:table-cell>
          <table:table-cell office:value-type="string" calcext:value-type="string">
            <text:p>Oomycota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Eukaryota;Pythiales;Oomycot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160575" calcext:value-type="float">
            <text:p>1605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9303d4e54576938aaebbf9d4c8f89a3c6ac000ba</text:p>
          </table:table-cell>
          <table:table-cell table:number-columns-repeated="2"/>
          <table:table-cell office:value-type="float" office:value="160575" calcext:value-type="float">
            <text:p>160575</text:p>
          </table:table-cell>
          <table:table-cell office:value-type="string" calcext:value-type="string">
            <text:p>Chlorellace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ukaryota;Chlorophyta;Trebouxiophyceae;Chlorellalesg;Chlorellaceae;Prototheca;Protothec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106140" calcext:value-type="float">
            <text:p>1061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95994056def9368927d746b3f733799597d07763</text:p>
          </table:table-cell>
          <table:table-cell table:number-columns-repeated="2"/>
          <table:table-cell office:value-type="float" office:value="106140" calcext:value-type="float">
            <text:p>106140</text:p>
          </table:table-cell>
          <table:table-cell office:value-type="string" calcext:value-type="string">
            <text:p>Verruc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rthropoda;Hexanauplia;Sessiliag;Verrucidae;Verruca;Verruc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125284" calcext:value-type="float">
            <text:p>125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af856be2e8fa8b6d8ba45d2d3ec7d5d46037f56c</text:p>
          </table:table-cell>
          <table:table-cell table:number-columns-repeated="2"/>
          <table:table-cell office:value-type="float" office:value="125284" calcext:value-type="float">
            <text:p>125284</text:p>
          </table:table-cell>
          <table:table-cell office:value-type="string" calcext:value-type="string">
            <text:p>Alcyonium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nidaria;Anthozoa;Alcyonaceag;Alcyoniidae;Alcyonium;Alcyonium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717410" calcext:value-type="float">
            <text:p>7174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c8fc6d30c7e8353d20c709e828514ab1e6339ad4</text:p>
          </table:table-cell>
          <table:table-cell table:number-columns-repeated="2"/>
          <table:table-cell office:value-type="float" office:value="717410" calcext:value-type="float">
            <text:p>717410</text:p>
          </table:table-cell>
          <table:table-cell office:value-type="string" calcext:value-type="string">
            <text:p>Pseudonitzsch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Bacillariophyceae;Bacillarialesg;Bacillariaceae;Pseudonitzschia;Pseudonitzsch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2213" calcext:value-type="float">
            <text:p>2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cdb78e2bc0b6c19635c923297595ebfafd397525</text:p>
          </table:table-cell>
          <table:table-cell table:number-columns-repeated="2"/>
          <table:table-cell office:value-type="float" office:value="2213" calcext:value-type="float">
            <text:p>2213</text:p>
          </table:table-cell>
          <table:table-cell office:value-type="string" calcext:value-type="string">
            <text:p>Rhabditid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ukaryota;Nematoda;Chromadorea;Rhabditidag;Rhabditidae;Caenorhabditis;Caenorhabditi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d3e25e9af9d5244b582d5777db3a0888aff1cfb9</text:p>
          </table:table-cell>
          <table:table-cell table:number-columns-repeated="2"/>
          <table:table-cell office:value-type="float" office:value="830" calcext:value-type="float">
            <text:p>830</text:p>
          </table:table-cell>
          <table:table-cell office:value-type="string" calcext:value-type="string">
            <text:p>Phaeophycea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Desmarestiales;Phaeophyceae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eb636f65d078544bb683f8fb90e24f4353aef66e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 office:value-type="string" calcext:value-type="string">
            <text:p>Arachnid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Arthropoda;Arachnida;Scorpionesg;Buthidae;Centruroides;Centruroide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147592" calcext:value-type="float">
            <text:p>1475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f158001282ff84f97527ae342d5988f21d87f9ff</text:p>
          </table:table-cell>
          <table:table-cell table:number-columns-repeated="2"/>
          <table:table-cell office:value-type="float" office:value="147592" calcext:value-type="float">
            <text:p>147592</text:p>
          </table:table-cell>
          <table:table-cell office:value-type="string" calcext:value-type="string">
            <text:p>Saccharomyce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scomycota;Saccharomycetes;Saccharomycetalesg;Saccharomycetaceae;Saccharomyces;Saccharomyce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1</text:p>
          </table:table-cell>
          <table:table-cell office:value-type="float" office:value="110892" calcext:value-type="float">
            <text:p>110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SF40_DMSO</text:p>
          </table:table-cell>
          <table:table-cell office:value-type="string" calcext:value-type="string">
            <text:p>Otuf4bc5418d0039dba8e0ac2b0d7b44b332619d4ff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10892" calcext:value-type="float">
            <text:p>110892</text:p>
          </table:table-cell>
          <table:table-cell office:value-type="string" calcext:value-type="string">
            <text:p>Cribrilin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ryozoa;Gymnolaemata;Cheilostomatidag;Cribrilinidae;Cribrilina;Cribrilin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415180" calcext:value-type="float">
            <text:p>41518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6fdd8f1924534e6f38487f5a33222df60b83e9bc</text:p>
          </table:table-cell>
          <table:table-cell table:number-columns-repeated="2"/>
          <table:table-cell office:value-type="float" office:value="415180" calcext:value-type="float">
            <text:p>415180</text:p>
          </table:table-cell>
          <table:table-cell office:value-type="string" calcext:value-type="string">
            <text:p>Cerodrill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Mollusca;Gastropoda;Neogastropodag;Drilliidae;Cerodrillia;Cerodrill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45495fef8d5259fb731bebc14ed1f884220f2f13</text:p>
          </table:table-cell>
          <table:table-cell table:number-columns-repeated="5"/>
          <table:table-cell office:value-type="string" calcext:value-type="string">
            <text:p>Eukaryota;Cryptomycota;Rozella;Rozellag;Rozella;Rozella;Rozell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10892" calcext:value-type="float">
            <text:p>11089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008a701169ba8c819528156a2d90a234e834f2ec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10892" calcext:value-type="float">
            <text:p>110892</text:p>
          </table:table-cell>
          <table:table-cell office:value-type="string" calcext:value-type="string">
            <text:p>Cribrilin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ryozoa;Gymnolaemata;Cheilostomatidag;Cribrilinidae;Cribrilina;Cribrilin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03488" calcext:value-type="float">
            <text:p>103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02444a39efa26425f60211ff9ea347297e5b18ed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03488" calcext:value-type="float">
            <text:p>103488</text:p>
          </table:table-cell>
          <table:table-cell office:value-type="string" calcext:value-type="string">
            <text:p>Cion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hordata;Ascidiacea;Phlebobranchiag;Cionidae;Ciona;Cion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3810" calcext:value-type="float">
            <text:p>1438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4523d7dcd7bcd2f86971f465c02275258d9511b8</text:p>
          </table:table-cell>
          <table:table-cell office:value-type="string" calcext:value-type="string">
            <text:p>['http://marineregions.org/mrgid/21749']</text:p>
          </table:table-cell>
          <table:table-cell office:value-type="string" calcext:value-type="string">
            <text:p>['Recorded']</text:p>
          </table:table-cell>
          <table:table-cell office:value-type="float" office:value="143810" calcext:value-type="float">
            <text:p>143810</text:p>
          </table:table-cell>
          <table:table-cell office:value-type="string" calcext:value-type="string">
            <text:p>Bonnemaison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Rhodophyta;Florideophyceae;Bonnemaisonialesg;Bonnemaisoniaceae;Bonnemaisonia;Bonnemaison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06834" calcext:value-type="float">
            <text:p>1068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8b830a386746c124aed769bc693f3620f28b3936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06834" calcext:value-type="float">
            <text:p>106834</text:p>
          </table:table-cell>
          <table:table-cell office:value-type="string" calcext:value-type="string">
            <text:p>Galathe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rthropoda;Malacostraca;Decapodag;Galatheidae;Galathea;Galathe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31885" calcext:value-type="float">
            <text:p>13188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0016c69e3ce90ba8a7ca076465c9be2f22277896</text:p>
          </table:table-cell>
          <table:table-cell table:number-columns-repeated="2"/>
          <table:table-cell office:value-type="float" office:value="131885" calcext:value-type="float">
            <text:p>131885</text:p>
          </table:table-cell>
          <table:table-cell office:value-type="string" calcext:value-type="string">
            <text:p>Hymeraph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Porifera;Demospongiae;Axinellidag;Raspailiidae;Hymeraphia;Hymeraph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9045" calcext:value-type="float">
            <text:p>1490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0069425d75d67f52bad3375ae93b783b5970cdca</text:p>
          </table:table-cell>
          <table:table-cell table:number-columns-repeated="2"/>
          <table:table-cell office:value-type="float" office:value="149045" calcext:value-type="float">
            <text:p>149045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Bacillariophyceae;Bacillarialesg;Bacillariaceae;Nitzschia;Nitzsch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382455" calcext:value-type="float">
            <text:p>3824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00be559e78ea496b25a6bb34f749bb6de81df135</text:p>
          </table:table-cell>
          <table:table-cell table:number-columns-repeated="2"/>
          <table:table-cell office:value-type="float" office:value="382455" calcext:value-type="float">
            <text:p>382455</text:p>
          </table:table-cell>
          <table:table-cell office:value-type="string" calcext:value-type="string">
            <text:p>Parmeliace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ukaryota;Ascomycota;Lecanoromycetes;Lecanoralesg;Parmeliaceae;Hypogymnia;Hypogymn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369554" calcext:value-type="float">
            <text:p>3695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00f191229b75004988d34cd4643746b0d5ecb56c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369554" calcext:value-type="float">
            <text:p>369554</text:p>
          </table:table-cell>
          <table:table-cell office:value-type="string" calcext:value-type="string">
            <text:p>Dasysiphon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Rhodophyta;Florideophyceae;Ceramialesg;Dasyaceae;Dasysiphonia;Dasysiphon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2241" calcext:value-type="float">
            <text:p>1422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00fc7692e6522509a020331cfd58a6a12321a1f0</text:p>
          </table:table-cell>
          <table:table-cell table:number-columns-repeated="2"/>
          <table:table-cell office:value-type="float" office:value="142241" calcext:value-type="float">
            <text:p>142241</text:p>
          </table:table-cell>
          <table:table-cell office:value-type="string" calcext:value-type="string">
            <text:p>Pseudocero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Platyhelminthes;Rhabditophora;Polycladidag;Pseudocerotidae;Pseudoceros;Pseudocero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20552" calcext:value-type="float">
            <text:p>12055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014a0062428d2b8afcaea91e09cd1dcfa4e01b88</text:p>
          </table:table-cell>
          <table:table-cell table:number-columns-repeated="2"/>
          <table:table-cell office:value-type="float" office:value="120552" calcext:value-type="float">
            <text:p>120552</text:p>
          </table:table-cell>
          <table:table-cell office:value-type="string" calcext:value-type="string">
            <text:p>Paramoeb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20552" calcext:value-type="float">
            <text:p>120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021c3fca13c47c8d260f7f9998dd44e16df6879c</text:p>
          </table:table-cell>
          <table:table-cell table:number-columns-repeated="2"/>
          <table:table-cell office:value-type="float" office:value="120552" calcext:value-type="float">
            <text:p>120552</text:p>
          </table:table-cell>
          <table:table-cell office:value-type="string" calcext:value-type="string">
            <text:p>Paramoeb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57078" calcext:value-type="float">
            <text:p>1570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037099712701932c09044f3f03f93eb6a9a3a527</text:p>
          </table:table-cell>
          <table:table-cell table:number-columns-repeated="2"/>
          <table:table-cell office:value-type="float" office:value="157078" calcext:value-type="float">
            <text:p>157078</text:p>
          </table:table-cell>
          <table:table-cell office:value-type="string" calcext:value-type="string">
            <text:p>Sellaphor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8439" calcext:value-type="float">
            <text:p>14843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0422d6336e5dc87cc058a58d446b09d7cf6a3b87</text:p>
          </table:table-cell>
          <table:table-cell table:number-columns-repeated="2"/>
          <table:table-cell office:value-type="float" office:value="148439" calcext:value-type="float">
            <text:p>148439</text:p>
          </table:table-cell>
          <table:table-cell office:value-type="string" calcext:value-type="string">
            <text:p>Neopanope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rthropoda;Insecta;Mecopterag;Panorpidae;Neopanorpa;Neopanorp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20570" calcext:value-type="float">
            <text:p>1205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0575ba65f4285fba2a9305271c63f6f18bae9937</text:p>
          </table:table-cell>
          <table:table-cell table:number-columns-repeated="2"/>
          <table:table-cell office:value-type="float" office:value="120570" calcext:value-type="float">
            <text:p>120570</text:p>
          </table:table-cell>
          <table:table-cell office:value-type="string" calcext:value-type="string">
            <text:p>Vexillifer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Discosea;Flabellinia;Dactylopodidag;Vexilliferidae;Vexillifera;Vexillifer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17030" calcext:value-type="float">
            <text:p>1170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0689123a3d9b8692e1610c5c5f6bdcb23765714d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17030" calcext:value-type="float">
            <text:p>117030</text:p>
          </table:table-cell>
          <table:table-cell office:value-type="string" calcext:value-type="string">
            <text:p>Clyt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nidaria;Hydrozoa;Leptothecatag;Clytiidae;Clytia;Clyt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307" calcext:value-type="float">
            <text:p>1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06f55679c5de30c76a78905b6333014b5d0f1846</text:p>
          </table:table-cell>
          <table:table-cell table:number-columns-repeated="2"/>
          <table:table-cell office:value-type="float" office:value="1307" calcext:value-type="float">
            <text:p>1307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Arthropoda;Insecta;Hymenopterag;Agaonidae;Kradibia;Kradib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083db4beeb4fe57c8b19eaf76775802bf0118989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 office:value-type="string" calcext:value-type="string">
            <text:p>Arachnid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Arthropoda;Arachnida;Sarcoptiformesg;Proctophyllodidae;Proctophyllodes;Proctophyllode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578239" calcext:value-type="float">
            <text:p>578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087271ffe24fe21df2b9469e57b139338182a52c</text:p>
          </table:table-cell>
          <table:table-cell table:number-columns-repeated="2"/>
          <table:table-cell office:value-type="float" office:value="578239" calcext:value-type="float">
            <text:p>578239</text:p>
          </table:table-cell>
          <table:table-cell office:value-type="string" calcext:value-type="string">
            <text:p>Monomastix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hlorophyta;Mamiellophyceae;Monomastigalesg;Monomastigaceae;Monomastix;Monomastix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17190" calcext:value-type="float">
            <text:p>117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0940044869f8d70e563d95047c16979757a4b04f</text:p>
          </table:table-cell>
          <table:table-cell table:number-columns-repeated="2"/>
          <table:table-cell office:value-type="float" office:value="117190" calcext:value-type="float">
            <text:p>117190</text:p>
          </table:table-cell>
          <table:table-cell office:value-type="string" calcext:value-type="string">
            <text:p>Pennar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7588" calcext:value-type="float">
            <text:p>1475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098863c73ad98ab0484862046ef690a049bbde87</text:p>
          </table:table-cell>
          <table:table-cell table:number-columns-repeated="2"/>
          <table:table-cell office:value-type="float" office:value="147588" calcext:value-type="float">
            <text:p>147588</text:p>
          </table:table-cell>
          <table:table-cell office:value-type="string" calcext:value-type="string">
            <text:p>Pich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scomycota;Saccharomycetes;Saccharomycetalesg;Pichiaceae;Pichia;Pich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53365" calcext:value-type="float">
            <text:p>1533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0a101327fd6987742bffac6a928bf77ebb008b33</text:p>
          </table:table-cell>
          <table:table-cell table:number-columns-repeated="2"/>
          <table:table-cell office:value-type="float" office:value="153365" calcext:value-type="float">
            <text:p>153365</text:p>
          </table:table-cell>
          <table:table-cell office:value-type="string" calcext:value-type="string">
            <text:p>Eoli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rthropoda;Insecta;Lepidopterag;Geometridae;Eois;Eoi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67960" calcext:value-type="float">
            <text:p>1679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0cca40ac647d739683dbee748196e129ac873cfe</text:p>
          </table:table-cell>
          <table:table-cell table:number-columns-repeated="2"/>
          <table:table-cell office:value-type="float" office:value="167960" calcext:value-type="float">
            <text:p>167960</text:p>
          </table:table-cell>
          <table:table-cell office:value-type="string" calcext:value-type="string">
            <text:p>Echinodictyum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Porifera;Demospongiae;Axinellidag;Raspailiidae;Echinodictyum;Echinodictyum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762201" calcext:value-type="float">
            <text:p>762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0ccb5b18540c33f78ec7598ca2e959d236b746f3</text:p>
          </table:table-cell>
          <table:table-cell table:number-columns-repeated="2"/>
          <table:table-cell office:value-type="float" office:value="762201" calcext:value-type="float">
            <text:p>762201</text:p>
          </table:table-cell>
          <table:table-cell office:value-type="string" calcext:value-type="string">
            <text:p>Ixodid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ukaryota;Arthropoda;Arachnida;Ixodidag;Ixodidae;Bothriocroton;Bothriocroton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22154" calcext:value-type="float">
            <text:p>221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0eb788c26ccb7f6ec2dd7a9a1c1da1a704140ca8</text:p>
          </table:table-cell>
          <table:table-cell table:number-columns-repeated="2"/>
          <table:table-cell office:value-type="float" office:value="22154" calcext:value-type="float">
            <text:p>22154</text:p>
          </table:table-cell>
          <table:table-cell office:value-type="string" calcext:value-type="string">
            <text:p>Oomycota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Eukaryota;Saprolegniales;Oomycot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3825" calcext:value-type="float">
            <text:p>1438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0f84571fc9a4ca45af07b5501578023ba7c06094</text:p>
          </table:table-cell>
          <table:table-cell office:value-type="string" calcext:value-type="string">
            <text:p>['http://marineregions.org/mrgid/21749']</text:p>
          </table:table-cell>
          <table:table-cell office:value-type="string" calcext:value-type="string">
            <text:p>['Recorded']</text:p>
          </table:table-cell>
          <table:table-cell office:value-type="float" office:value="143825" calcext:value-type="float">
            <text:p>143825</text:p>
          </table:table-cell>
          <table:table-cell office:value-type="string" calcext:value-type="string">
            <text:p>Aglaothamnion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Rhodophyta;Florideophyceae;Ceramialesg;Callithamniaceae;Aglaothamnion;Aglaothamnion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9022" calcext:value-type="float">
            <text:p>1490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102c7cb6e9a107dc473511f8a500360505908a2c</text:p>
          </table:table-cell>
          <table:table-cell table:number-columns-repeated="2"/>
          <table:table-cell office:value-type="float" office:value="149022" calcext:value-type="float">
            <text:p>149022</text:p>
          </table:table-cell>
          <table:table-cell office:value-type="string" calcext:value-type="string">
            <text:p>Ditylum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Mediophyceae;Lithodesmialesg;Lithodesmiaceae;Ditylum;Ditylum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8985" calcext:value-type="float">
            <text:p>1489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12e12cb5b6017b34b9af73e14c76150cdc4e43f4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48985" calcext:value-type="float">
            <text:p>148985</text:p>
          </table:table-cell>
          <table:table-cell office:value-type="string" calcext:value-type="string">
            <text:p>Chaetocero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Coscinodiscophyceae;Chaetocerotalesg;Chaetocerotaceae;Chaetoceros;Chaetocero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57078" calcext:value-type="float">
            <text:p>1570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13161d4b08b7f32ceebaff9e90404b9f55f8e83d</text:p>
          </table:table-cell>
          <table:table-cell table:number-columns-repeated="2"/>
          <table:table-cell office:value-type="float" office:value="157078" calcext:value-type="float">
            <text:p>157078</text:p>
          </table:table-cell>
          <table:table-cell office:value-type="string" calcext:value-type="string">
            <text:p>Sellaphor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205520" calcext:value-type="float">
            <text:p>205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1436964ce8d74a98054a30d1c69d621ca09831f8</text:p>
          </table:table-cell>
          <table:table-cell table:number-columns-repeated="2"/>
          <table:table-cell office:value-type="float" office:value="205520" calcext:value-type="float">
            <text:p>205520</text:p>
          </table:table-cell>
          <table:table-cell office:value-type="string" calcext:value-type="string">
            <text:p>Lactariu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sidiomycota;Agaricomycetes;Russulalesg;Russulaceae;Lactariu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577520" calcext:value-type="float">
            <text:p>5775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159d282681614ef63221525ba33a9063c4e4cd22</text:p>
          </table:table-cell>
          <table:table-cell table:number-columns-repeated="2"/>
          <table:table-cell office:value-type="float" office:value="577520" calcext:value-type="float">
            <text:p>577520</text:p>
          </table:table-cell>
          <table:table-cell office:value-type="string" calcext:value-type="string">
            <text:p>Fistulifer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Bacillariophyceae;Naviculalesg;Naviculaceae;Fistulifera;Fistulifer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78589" calcext:value-type="float">
            <text:p>1785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170eb2452302de0871eca967f5ed84534af44f65</text:p>
          </table:table-cell>
          <table:table-cell table:number-columns-repeated="2"/>
          <table:table-cell office:value-type="float" office:value="178589" calcext:value-type="float">
            <text:p>178589</text:p>
          </table:table-cell>
          <table:table-cell office:value-type="string" calcext:value-type="string">
            <text:p>Dunaliell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hlorophyta;Chlorophyceae;Chlamydomonadalesg;Dunaliellaceae;Dunaliella;Dunaliell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9022" calcext:value-type="float">
            <text:p>149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184bc7be8f6a0b8f986ed5ddd41a047bee321517</text:p>
          </table:table-cell>
          <table:table-cell table:number-columns-repeated="2"/>
          <table:table-cell office:value-type="float" office:value="149022" calcext:value-type="float">
            <text:p>149022</text:p>
          </table:table-cell>
          <table:table-cell office:value-type="string" calcext:value-type="string">
            <text:p>Ditylum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Mediophyceae;Lithodesmialesg;Lithodesmiaceae;Ditylum;Ditylum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473026" calcext:value-type="float">
            <text:p>4730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18b51f0d2d4debac5217e768a55fed73bf6ca895</text:p>
          </table:table-cell>
          <table:table-cell table:number-columns-repeated="2"/>
          <table:table-cell office:value-type="float" office:value="473026" calcext:value-type="float">
            <text:p>473026</text:p>
          </table:table-cell>
          <table:table-cell office:value-type="string" calcext:value-type="string">
            <text:p>Thericium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sidiomycota;Agaricomycetes;Russulalesg;Hericiaceae;Hericium;Hericium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3920" calcext:value-type="float">
            <text:p>1439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19a004a52756696359bab808c0e471ae17daaf87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43920" calcext:value-type="float">
            <text:p>143920</text:p>
          </table:table-cell>
          <table:table-cell office:value-type="string" calcext:value-type="string">
            <text:p>Osmundar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Rhodophyta;Florideophyceae;Ceramialesg;Rhodomelaceae;Osmundaria;Osmundar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267010" calcext:value-type="float">
            <text:p>267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1be63093cb0167781d6854d60c53433b8aa81884</text:p>
          </table:table-cell>
          <table:table-cell table:number-columns-repeated="2"/>
          <table:table-cell office:value-type="float" office:value="267010" calcext:value-type="float">
            <text:p>267010</text:p>
          </table:table-cell>
          <table:table-cell office:value-type="string" calcext:value-type="string">
            <text:p>Nothobranchiid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ukaryota;Chordata;Actinopteri;Cyprinodontiformesg;Nothobranchiidae;Epiplatys;Epiplaty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205966" calcext:value-type="float">
            <text:p>2059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1c13e4ba9725de4f985cbfa98905dc61723016ea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205966" calcext:value-type="float">
            <text:p>205966</text:p>
          </table:table-cell>
          <table:table-cell office:value-type="string" calcext:value-type="string">
            <text:p>Herposiphon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Rhodophyta;Florideophyceae;Ceramialesg;Rhodomelaceae;Herposiphonia;Herposiphon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20563" calcext:value-type="float">
            <text:p>1205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1cae8355c5f028d35b6eec3ba05fca116d959762</text:p>
          </table:table-cell>
          <table:table-cell table:number-columns-repeated="2"/>
          <table:table-cell office:value-type="float" office:value="120563" calcext:value-type="float">
            <text:p>120563</text:p>
          </table:table-cell>
          <table:table-cell office:value-type="string" calcext:value-type="string">
            <text:p>Clydonell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Discosea;Flabellinia;Vannellidaeg;Vannellidae;Clydonella;Clydonell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4136" calcext:value-type="float">
            <text:p>144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1cb44c655463fe2d12bbea2122afb20141ac5793</text:p>
          </table:table-cell>
          <table:table-cell office:value-type="string" calcext:value-type="string">
            <text:p>['http://marineregions.org/mrgid/21749']</text:p>
          </table:table-cell>
          <table:table-cell office:value-type="string" calcext:value-type="string">
            <text:p>['Recorded']</text:p>
          </table:table-cell>
          <table:table-cell office:value-type="float" office:value="144136" calcext:value-type="float">
            <text:p>144136</text:p>
          </table:table-cell>
          <table:table-cell office:value-type="string" calcext:value-type="string">
            <text:p>Pteroclad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843335" calcext:value-type="float">
            <text:p>843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244139d6c289504ebbb5deb2ae0295677fc3b851</text:p>
          </table:table-cell>
          <table:table-cell table:number-columns-repeated="2"/>
          <table:table-cell office:value-type="float" office:value="843335" calcext:value-type="float">
            <text:p>843335</text:p>
          </table:table-cell>
          <table:table-cell office:value-type="string" calcext:value-type="string">
            <text:p>Fasciol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Platyhelminthes;Trematoda;Plagiorchiidag;Fasciolidae;Fasciola;Fasciol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10898" calcext:value-type="float">
            <text:p>1108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25855d8e9de9b1745bc8a804d0ca9d20bec0d820</text:p>
          </table:table-cell>
          <table:table-cell table:number-columns-repeated="2"/>
          <table:table-cell office:value-type="float" office:value="110898" calcext:value-type="float">
            <text:p>110898</text:p>
          </table:table-cell>
          <table:table-cell office:value-type="string" calcext:value-type="string">
            <text:p>Cryptosul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ryozoa;Gymnolaemata;Cheilostomatidag;Cryptosulidae;Cryptosula;Cryptosul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9045" calcext:value-type="float">
            <text:p>1490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25a07618d87374f0d9e2dd1eb46f506472714c6b</text:p>
          </table:table-cell>
          <table:table-cell table:number-columns-repeated="2"/>
          <table:table-cell office:value-type="float" office:value="149045" calcext:value-type="float">
            <text:p>149045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Bacillariophyceae;Bacillarialesg;Bacillariaceae;Nitzschia;Nitzsch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359031" calcext:value-type="float">
            <text:p>13590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25fc1073bc882086d2edf8c734f5afea6e831af4</text:p>
          </table:table-cell>
          <table:table-cell table:number-columns-repeated="2"/>
          <table:table-cell office:value-type="float" office:value="1359031" calcext:value-type="float">
            <text:p>1359031</text:p>
          </table:table-cell>
          <table:table-cell office:value-type="string" calcext:value-type="string">
            <text:p>Chrysoparadox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hrysoparadoxa;Chrysoparadoxa;Chrysoparadoxag;Chrysoparadoxa;Chrysoparadoxa;Chrysoparadox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3896" calcext:value-type="float">
            <text:p>1438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26c21d94704371d62db334ed044c9891f7e7bca6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43896" calcext:value-type="float">
            <text:p>143896</text:p>
          </table:table-cell>
          <table:table-cell office:value-type="string" calcext:value-type="string">
            <text:p>Platysiphon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Rhodophyta;Florideophyceae;Ceramialesg;Delesseriaceae;Platysiphonia;Platysiphon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17034" calcext:value-type="float">
            <text:p>117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26dcf5589ddeca43a99668eea323816afc9b98bb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17034" calcext:value-type="float">
            <text:p>117034</text:p>
          </table:table-cell>
          <table:table-cell office:value-type="string" calcext:value-type="string">
            <text:p>Obel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nidaria;Hydrozoa;Leptothecatag;Obeliidae;Obelia;Obel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574064" calcext:value-type="float">
            <text:p>574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27238a76bf1d3ab0f57ad13122abc594169077b6</text:p>
          </table:table-cell>
          <table:table-cell table:number-columns-repeated="2"/>
          <table:table-cell office:value-type="float" office:value="574064" calcext:value-type="float">
            <text:p>574064</text:p>
          </table:table-cell>
          <table:table-cell office:value-type="string" calcext:value-type="string">
            <text:p>Halamphor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Bacillariophyceae;Naviculalesg;Amphipleuraceae;Halamphora;Halamphor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22154" calcext:value-type="float">
            <text:p>22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28dae9ffa8314487f6d69965674e1d59a9ed9526</text:p>
          </table:table-cell>
          <table:table-cell table:number-columns-repeated="2"/>
          <table:table-cell office:value-type="float" office:value="22154" calcext:value-type="float">
            <text:p>22154</text:p>
          </table:table-cell>
          <table:table-cell office:value-type="string" calcext:value-type="string">
            <text:p>Oomycota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Eukaryota;Saprolegniales;Oomycot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3928" calcext:value-type="float">
            <text:p>1439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29c0416a501ef0e03aa6f256c1e738bbad82299f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43928" calcext:value-type="float">
            <text:p>143928</text:p>
          </table:table-cell>
          <table:table-cell office:value-type="string" calcext:value-type="string">
            <text:p>Symphyoclad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Rhodophyta;Florideophyceae;Ceramialesg;Rhodomelaceae;Symphyocladia;Symphyoclad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56953" calcext:value-type="float">
            <text:p>1569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29cff82ca056fd7604ca732a4bed2b5a9f877db5</text:p>
          </table:table-cell>
          <table:table-cell table:number-columns-repeated="2"/>
          <table:table-cell office:value-type="float" office:value="156953" calcext:value-type="float">
            <text:p>156953</text:p>
          </table:table-cell>
          <table:table-cell office:value-type="string" calcext:value-type="string">
            <text:p>Berkeley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9073" calcext:value-type="float">
            <text:p>1490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29e5a7673ca4503a6e9d9021b4bad11b42d89378</text:p>
          </table:table-cell>
          <table:table-cell table:number-columns-repeated="2"/>
          <table:table-cell office:value-type="float" office:value="149073" calcext:value-type="float">
            <text:p>149073</text:p>
          </table:table-cell>
          <table:table-cell office:value-type="string" calcext:value-type="string">
            <text:p>Skeletonem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3891" calcext:value-type="float">
            <text:p>1438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2a8d44ee3d96ff6eee2e19c88b85f3057faca85c</text:p>
          </table:table-cell>
          <table:table-cell office:value-type="string" calcext:value-type="string">
            <text:p>['http://marineregions.org/mrgid/21749']</text:p>
          </table:table-cell>
          <table:table-cell office:value-type="string" calcext:value-type="string">
            <text:p>['Recorded']</text:p>
          </table:table-cell>
          <table:table-cell office:value-type="float" office:value="143891" calcext:value-type="float">
            <text:p>143891</text:p>
          </table:table-cell>
          <table:table-cell office:value-type="string" calcext:value-type="string">
            <text:p>Membranopter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Rhodophyta;Florideophyceae;Ceramialesg;Delesseriaceae;Membranoptera;Membranopter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57192" calcext:value-type="float">
            <text:p>1457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2afb0b41d82a03c976b68adf1c008ba1b044e1a0</text:p>
          </table:table-cell>
          <table:table-cell table:number-columns-repeated="2"/>
          <table:table-cell office:value-type="float" office:value="1457192" calcext:value-type="float">
            <text:p>1457192</text:p>
          </table:table-cell>
          <table:table-cell office:value-type="string" calcext:value-type="string">
            <text:p>Yarrow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scomycota;Saccharomycetes;Saccharomycetalesg;Dipodascaceae;Yarrowia;Yarrow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82905" calcext:value-type="float">
            <text:p>182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2b60157b7801518f9e7ef12728eef2a7e69409b8</text:p>
          </table:table-cell>
          <table:table-cell table:number-columns-repeated="2"/>
          <table:table-cell office:value-type="float" office:value="182905" calcext:value-type="float">
            <text:p>182905</text:p>
          </table:table-cell>
          <table:table-cell office:value-type="string" calcext:value-type="string">
            <text:p>Jakob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Jakobida;Jakobida;Jakobidag;Seculamonas;Seculamonas;Seculamona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7581" calcext:value-type="float">
            <text:p>147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2c8e215d2373731d5142a7fae52ebcd87cddf561</text:p>
          </table:table-cell>
          <table:table-cell table:number-columns-repeated="2"/>
          <table:table-cell office:value-type="float" office:value="147581" calcext:value-type="float">
            <text:p>147581</text:p>
          </table:table-cell>
          <table:table-cell office:value-type="string" calcext:value-type="string">
            <text:p>Saccharomycetace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345522" calcext:value-type="float">
            <text:p>3455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2cce452691363cc595f78ddd40fafd89e13634a9</text:p>
          </table:table-cell>
          <table:table-cell table:number-columns-repeated="2"/>
          <table:table-cell office:value-type="float" office:value="345522" calcext:value-type="float">
            <text:p>345522</text:p>
          </table:table-cell>
          <table:table-cell office:value-type="string" calcext:value-type="string">
            <text:p>Synurophycea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Synurales;Synurophyceae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468641" calcext:value-type="float">
            <text:p>4686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2da2e8c9d12aed33d3a55beea72ac45aa8bb3670</text:p>
          </table:table-cell>
          <table:table-cell table:number-columns-repeated="2"/>
          <table:table-cell office:value-type="float" office:value="468641" calcext:value-type="float">
            <text:p>468641</text:p>
          </table:table-cell>
          <table:table-cell office:value-type="string" calcext:value-type="string">
            <text:p>Chiastosell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ryozoa;Gymnolaemata;Cheilostomatidag;Escharinidae;Chiastosella;Chiastosell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20552" calcext:value-type="float">
            <text:p>120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2ef124ca0725bd3650b496c4ce67482b05e61e7f</text:p>
          </table:table-cell>
          <table:table-cell table:number-columns-repeated="2"/>
          <table:table-cell office:value-type="float" office:value="120552" calcext:value-type="float">
            <text:p>120552</text:p>
          </table:table-cell>
          <table:table-cell office:value-type="string" calcext:value-type="string">
            <text:p>Paramoeb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6414" calcext:value-type="float">
            <text:p>146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322b3287d63aba507b390c0791809b85d1025b82</text:p>
          </table:table-cell>
          <table:table-cell table:number-columns-repeated="2"/>
          <table:table-cell office:value-type="float" office:value="146414" calcext:value-type="float">
            <text:p>146414</text:p>
          </table:table-cell>
          <table:table-cell office:value-type="string" calcext:value-type="string">
            <text:p>Dothiorace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ukaryota;Ascomycota;Dothideomycetes;Dothidealesg;Dothioraceae;Sydowia;Sydow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22154" calcext:value-type="float">
            <text:p>221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33be66564ee80bbf071ccc3cdb691a5c8070c1a5</text:p>
          </table:table-cell>
          <table:table-cell table:number-columns-repeated="2"/>
          <table:table-cell office:value-type="float" office:value="22154" calcext:value-type="float">
            <text:p>22154</text:p>
          </table:table-cell>
          <table:table-cell office:value-type="string" calcext:value-type="string">
            <text:p>Oomycota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Eukaryota;Peronosporales;Oomycot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437258" calcext:value-type="float">
            <text:p>4372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33e8a8678102edb072eed72d41c433dc5f82eb6d</text:p>
          </table:table-cell>
          <table:table-cell table:number-columns-repeated="2"/>
          <table:table-cell office:value-type="float" office:value="437258" calcext:value-type="float">
            <text:p>437258</text:p>
          </table:table-cell>
          <table:table-cell office:value-type="string" calcext:value-type="string">
            <text:p>Eurotiomycete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Ascomycota;Eurotiomycetes;Onygenalesg;Arthrodermataceae;Nannizzia;Nannizz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82905" calcext:value-type="float">
            <text:p>1829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34cf71f99476538ffce438e1e1782e4784b1b5e8</text:p>
          </table:table-cell>
          <table:table-cell table:number-columns-repeated="2"/>
          <table:table-cell office:value-type="float" office:value="182905" calcext:value-type="float">
            <text:p>182905</text:p>
          </table:table-cell>
          <table:table-cell office:value-type="string" calcext:value-type="string">
            <text:p>Jakob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Jakobida;Jakobida;Jakobidag;Seculamonas;Seculamonas;Seculamona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7581" calcext:value-type="float">
            <text:p>1475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35450bca6d77a4e5b54ad188dabbb1fef00bd9db</text:p>
          </table:table-cell>
          <table:table-cell table:number-columns-repeated="2"/>
          <table:table-cell office:value-type="float" office:value="147581" calcext:value-type="float">
            <text:p>147581</text:p>
          </table:table-cell>
          <table:table-cell office:value-type="string" calcext:value-type="string">
            <text:p>Saccharomycetace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67756" calcext:value-type="float">
            <text:p>14677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36f9a14c0bb16837fa3200f3e98ea6e2d65b1e50</text:p>
          </table:table-cell>
          <table:table-cell table:number-columns-repeated="2"/>
          <table:table-cell office:value-type="float" office:value="1467756" calcext:value-type="float">
            <text:p>1467756</text:p>
          </table:table-cell>
          <table:table-cell office:value-type="string" calcext:value-type="string">
            <text:p>Carseyell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scomycota;Leotiomycetes;Helotialesg;Helotiaceae;Cairneyella;Cairneyell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3778459aa3843f3dc11a3058bba2bea77c3a32e5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 office:value-type="string" calcext:value-type="string">
            <text:p>Arachnid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Arthropoda;Arachnida;Sarcoptiformesg;Histiostomatidae;Histiostoma;Histiostom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3b0650b9dcb602186c927ff138547f08ccf4eccb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Mollusca;Gastropoda;Stylommatophorag;Helicarionidae;Westracystis;Westracysti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3b49d716c40d8cd248e08a91609d32335e151b2c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Mollusca;Gastropoda;Stylommatophorag;Urocoptidae;Bactrocoptis;Bactrocopti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20552" calcext:value-type="float">
            <text:p>1205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3bdeb5a663ab0ae41ee4145b87852eb9b6b25f4f</text:p>
          </table:table-cell>
          <table:table-cell table:number-columns-repeated="2"/>
          <table:table-cell office:value-type="float" office:value="120552" calcext:value-type="float">
            <text:p>120552</text:p>
          </table:table-cell>
          <table:table-cell office:value-type="string" calcext:value-type="string">
            <text:p>Paramoeb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57086" calcext:value-type="float">
            <text:p>14570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3f31e36368ccb0889635be678ce4d70fc1606050</text:p>
          </table:table-cell>
          <table:table-cell table:number-columns-repeated="2"/>
          <table:table-cell office:value-type="float" office:value="1457086" calcext:value-type="float">
            <text:p>1457086</text:p>
          </table:table-cell>
          <table:table-cell office:value-type="string" calcext:value-type="string">
            <text:p>Lachance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821" calcext:value-type="float">
            <text:p>18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3fd4632c0bce598f1f28726a6d4e761fe30ebc32</text:p>
          </table:table-cell>
          <table:table-cell table:number-columns-repeated="2"/>
          <table:table-cell office:value-type="float" office:value="1821" calcext:value-type="float">
            <text:p>1821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Eukaryota;Chordata;Dipnoi;Lepidosireniformesg;Protopteridae;Protopterus;Protopteru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60575" calcext:value-type="float">
            <text:p>1605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4308936a42b9c91346acc19949110518e0e0ab7d</text:p>
          </table:table-cell>
          <table:table-cell table:number-columns-repeated="2"/>
          <table:table-cell office:value-type="float" office:value="160575" calcext:value-type="float">
            <text:p>160575</text:p>
          </table:table-cell>
          <table:table-cell office:value-type="string" calcext:value-type="string">
            <text:p>Chlorellace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ukaryota;Chlorophyta;Trebouxiophyceae;Chlorellalesg;Chlorellaceae;Prototheca;Protothec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437947" calcext:value-type="float">
            <text:p>4379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43c37d6065614cb4b5cf17d662774b96670ed800</text:p>
          </table:table-cell>
          <table:table-cell table:number-columns-repeated="2"/>
          <table:table-cell office:value-type="float" office:value="437947" calcext:value-type="float">
            <text:p>437947</text:p>
          </table:table-cell>
          <table:table-cell office:value-type="string" calcext:value-type="string">
            <text:p>Candid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scomycota;Saccharomycetes;Saccharomycetalesg;Saccharomycetaceae;Nakaseomyces;[Candida]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224605" calcext:value-type="float">
            <text:p>224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45a2f459b42dc14dda5883cca813c3268e4fb573</text:p>
          </table:table-cell>
          <table:table-cell table:number-columns-repeated="2"/>
          <table:table-cell office:value-type="float" office:value="224605" calcext:value-type="float">
            <text:p>224605</text:p>
          </table:table-cell>
          <table:table-cell office:value-type="string" calcext:value-type="string">
            <text:p>Cun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17103" calcext:value-type="float">
            <text:p>117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45ff2f7e9082617dbef986c25d6300044f5553dc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17103" calcext:value-type="float">
            <text:p>117103</text:p>
          </table:table-cell>
          <table:table-cell office:value-type="string" calcext:value-type="string">
            <text:p>Halecium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nidaria;Hydrozoa;Leptothecatag;Haleciidae;Halecium;Halecium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20552" calcext:value-type="float">
            <text:p>1205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465e6cffa4b6231552d2f15e3a1392a0ad4fbe23</text:p>
          </table:table-cell>
          <table:table-cell table:number-columns-repeated="2"/>
          <table:table-cell office:value-type="float" office:value="120552" calcext:value-type="float">
            <text:p>120552</text:p>
          </table:table-cell>
          <table:table-cell office:value-type="string" calcext:value-type="string">
            <text:p>Paramoeb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56953" calcext:value-type="float">
            <text:p>1569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468c6ec630e928d5f66829676b34957c2d297d7b</text:p>
          </table:table-cell>
          <table:table-cell table:number-columns-repeated="2"/>
          <table:table-cell office:value-type="float" office:value="156953" calcext:value-type="float">
            <text:p>156953</text:p>
          </table:table-cell>
          <table:table-cell office:value-type="string" calcext:value-type="string">
            <text:p>Berkeley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206825" calcext:value-type="float">
            <text:p>2068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46eedcc4f88636d8940857f39a68c1c6c17d2b42</text:p>
          </table:table-cell>
          <table:table-cell table:number-columns-repeated="2"/>
          <table:table-cell office:value-type="float" office:value="206825" calcext:value-type="float">
            <text:p>206825</text:p>
          </table:table-cell>
          <table:table-cell office:value-type="string" calcext:value-type="string">
            <text:p>Anhing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hordata;Aves;Pelecaniformesg;Anhingidae;Anhinga;Anhing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22154" calcext:value-type="float">
            <text:p>22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480ac52e92b84ee9048b8908eafebb82f45f735a</text:p>
          </table:table-cell>
          <table:table-cell table:number-columns-repeated="2"/>
          <table:table-cell office:value-type="float" office:value="22154" calcext:value-type="float">
            <text:p>22154</text:p>
          </table:table-cell>
          <table:table-cell office:value-type="string" calcext:value-type="string">
            <text:p>Oomycota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Eukaryota;Pythiales;Oomycot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38162" calcext:value-type="float">
            <text:p>138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48f1c771f4567e86333bd71194bcce4118c2b568</text:p>
          </table:table-cell>
          <table:table-cell table:number-columns-repeated="2"/>
          <table:table-cell office:value-type="float" office:value="138162" calcext:value-type="float">
            <text:p>138162</text:p>
          </table:table-cell>
          <table:table-cell office:value-type="string" calcext:value-type="string">
            <text:p>Malleu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rthropoda;Insecta;Hemipterag;Malcidae;Malcus;Malcu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771021" calcext:value-type="float">
            <text:p>771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49c85dc6529b6ae1187f788b1deb6f03eba228c7</text:p>
          </table:table-cell>
          <table:table-cell table:number-columns-repeated="2"/>
          <table:table-cell office:value-type="float" office:value="771021" calcext:value-type="float">
            <text:p>771021</text:p>
          </table:table-cell>
          <table:table-cell office:value-type="string" calcext:value-type="string">
            <text:p>Acrat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768320" calcext:value-type="float">
            <text:p>7683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4c505bb86e4208f0c5edbac2479d7ecfba31983e</text:p>
          </table:table-cell>
          <table:table-cell table:number-columns-repeated="2"/>
          <table:table-cell office:value-type="float" office:value="768320" calcext:value-type="float">
            <text:p>768320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sidiomycota;Agaricomycetes;Russulalesg;Russulaceae;Russula;Russul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205507" calcext:value-type="float">
            <text:p>2055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4def6b83a8f35cc23e53e45c99f43db92e675108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205507" calcext:value-type="float">
            <text:p>205507</text:p>
          </table:table-cell>
          <table:table-cell office:value-type="string" calcext:value-type="string">
            <text:p>Coenobit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rthropoda;Malacostraca;Decapodag;Coenobitidae;Coenobita;Coenobit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9031" calcext:value-type="float">
            <text:p>149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5191c78959aa9fd4e261217da6d857fabb64c9d6</text:p>
          </table:table-cell>
          <table:table-cell table:number-columns-repeated="2"/>
          <table:table-cell office:value-type="float" office:value="149031" calcext:value-type="float">
            <text:p>149031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ukaryota;Bacillariophyta;Bacillariophyceae;Naviculalesg;Naviculaceae;Mayamaea;Mayamae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3999" calcext:value-type="float">
            <text:p>143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525b4595ff31fdad7dec2dea709dbff52a199a69</text:p>
          </table:table-cell>
          <table:table-cell office:value-type="string" calcext:value-type="string">
            <text:p>['http://marineregions.org/mrgid/21749']</text:p>
          </table:table-cell>
          <table:table-cell office:value-type="string" calcext:value-type="string">
            <text:p>['Recorded']</text:p>
          </table:table-cell>
          <table:table-cell office:value-type="float" office:value="143999" calcext:value-type="float">
            <text:p>143999</text:p>
          </table:table-cell>
          <table:table-cell office:value-type="string" calcext:value-type="string">
            <text:p>Codium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hlorophyta;Ulvophyceae;Bryopsidalesg;Codiaceae;Codium;Codium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22154" calcext:value-type="float">
            <text:p>22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54a3d246cc5d13fc20672046dd75045981d1e766</text:p>
          </table:table-cell>
          <table:table-cell table:number-columns-repeated="2"/>
          <table:table-cell office:value-type="float" office:value="22154" calcext:value-type="float">
            <text:p>22154</text:p>
          </table:table-cell>
          <table:table-cell office:value-type="string" calcext:value-type="string">
            <text:p>Oomycota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Eukaryota;Saprolegniales;Oomycot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8985" calcext:value-type="float">
            <text:p>148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5580f151c85681a07a5dc14ae433f52a935fde02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48985" calcext:value-type="float">
            <text:p>148985</text:p>
          </table:table-cell>
          <table:table-cell office:value-type="string" calcext:value-type="string">
            <text:p>Chaetocero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Coscinodiscophyceae;Chaetocerotalesg;Chaetocerotaceae;Chaetoceros;Chaetocero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9208" calcext:value-type="float">
            <text:p>149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5698a28c0acfc8b3f53f7d4b4f4f78cb9a9c229e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49208" calcext:value-type="float">
            <text:p>149208</text:p>
          </table:table-cell>
          <table:table-cell office:value-type="string" calcext:value-type="string">
            <text:p>Pinnular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582197" calcext:value-type="float">
            <text:p>582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57025b0c3c6f4450efab4df7c9e0fa3f1905769b</text:p>
          </table:table-cell>
          <table:table-cell table:number-columns-repeated="2"/>
          <table:table-cell office:value-type="float" office:value="582197" calcext:value-type="float">
            <text:p>582197</text:p>
          </table:table-cell>
          <table:table-cell office:value-type="string" calcext:value-type="string">
            <text:p>Filastere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Capsaspora;Filastere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62991" calcext:value-type="float">
            <text:p>1629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5a3264ed5c4352a9aee8697b9ba92850249fcc3f</text:p>
          </table:table-cell>
          <table:table-cell table:number-columns-repeated="2"/>
          <table:table-cell office:value-type="float" office:value="162991" calcext:value-type="float">
            <text:p>162991</text:p>
          </table:table-cell>
          <table:table-cell office:value-type="string" calcext:value-type="string">
            <text:p>Oligohymenophore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22154" calcext:value-type="float">
            <text:p>22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5aba83ca8152ad097af6d126ca11cfeb62b3fa6b</text:p>
          </table:table-cell>
          <table:table-cell table:number-columns-repeated="2"/>
          <table:table-cell office:value-type="float" office:value="22154" calcext:value-type="float">
            <text:p>22154</text:p>
          </table:table-cell>
          <table:table-cell office:value-type="string" calcext:value-type="string">
            <text:p>Oomycota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Eukaryota;Saprolegniales;Oomycot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22154" calcext:value-type="float">
            <text:p>22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5f13352ad050b7f21226cd1d73ed0997b189bb6c</text:p>
          </table:table-cell>
          <table:table-cell table:number-columns-repeated="2"/>
          <table:table-cell office:value-type="float" office:value="22154" calcext:value-type="float">
            <text:p>22154</text:p>
          </table:table-cell>
          <table:table-cell office:value-type="string" calcext:value-type="string">
            <text:p>Oomycota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Eukaryota;Pythiales;Oomycot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56953" calcext:value-type="float">
            <text:p>1569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62ec86915cc16834beed32792808219f33099828</text:p>
          </table:table-cell>
          <table:table-cell table:number-columns-repeated="2"/>
          <table:table-cell office:value-type="float" office:value="156953" calcext:value-type="float">
            <text:p>156953</text:p>
          </table:table-cell>
          <table:table-cell office:value-type="string" calcext:value-type="string">
            <text:p>Berkeley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22154" calcext:value-type="float">
            <text:p>22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633f2f3aba468fce9d45067869b7c49b945531a6</text:p>
          </table:table-cell>
          <table:table-cell table:number-columns-repeated="2"/>
          <table:table-cell office:value-type="float" office:value="22154" calcext:value-type="float">
            <text:p>22154</text:p>
          </table:table-cell>
          <table:table-cell office:value-type="string" calcext:value-type="string">
            <text:p>Oomycota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Eukaryota;Peronosporales;Oomycot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57078" calcext:value-type="float">
            <text:p>1570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63f35a167fbdc370f5ae5a6cfa008be5e3e23fab</text:p>
          </table:table-cell>
          <table:table-cell table:number-columns-repeated="2"/>
          <table:table-cell office:value-type="float" office:value="157078" calcext:value-type="float">
            <text:p>157078</text:p>
          </table:table-cell>
          <table:table-cell office:value-type="string" calcext:value-type="string">
            <text:p>Sellaphor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390991" calcext:value-type="float">
            <text:p>13909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65bb9cd5a0644f724c3b9f2e1004628ebb93af95</text:p>
          </table:table-cell>
          <table:table-cell table:number-columns-repeated="2"/>
          <table:table-cell office:value-type="float" office:value="1390991" calcext:value-type="float">
            <text:p>1390991</text:p>
          </table:table-cell>
          <table:table-cell office:value-type="string" calcext:value-type="string">
            <text:p>Dalicari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rthropoda;Insecta;Hymenopterag;Agaonidae;Dolichoris;Dolichori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603173" calcext:value-type="float">
            <text:p>603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687f94893c0ec65223f071e511198c062c0a4907</text:p>
          </table:table-cell>
          <table:table-cell table:number-columns-repeated="2"/>
          <table:table-cell office:value-type="float" office:value="603173" calcext:value-type="float">
            <text:p>603173</text:p>
          </table:table-cell>
          <table:table-cell office:value-type="string" calcext:value-type="string">
            <text:p>Psammonei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Mediophyceae;Triceratialesg;Plagiogrammaceae;Psammoneis;Psammonei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03427" calcext:value-type="float">
            <text:p>103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6a69965a4139798199724ace8160bd8b9422ed01</text:p>
          </table:table-cell>
          <table:table-cell table:number-columns-repeated="2"/>
          <table:table-cell office:value-type="float" office:value="103427" calcext:value-type="float">
            <text:p>103427</text:p>
          </table:table-cell>
          <table:table-cell office:value-type="string" calcext:value-type="string">
            <text:p>Thecamona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pusomonadidae;Apusomonadidae;Apusomonadidaeg;Apusomonadidae;Thecamonas;Thecamona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2213" calcext:value-type="float">
            <text:p>22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6def0406a5e46bc575712a7cac21c06ca588b79e</text:p>
          </table:table-cell>
          <table:table-cell table:number-columns-repeated="2"/>
          <table:table-cell office:value-type="float" office:value="2213" calcext:value-type="float">
            <text:p>2213</text:p>
          </table:table-cell>
          <table:table-cell office:value-type="string" calcext:value-type="string">
            <text:p>Rhabditid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ukaryota;Nematoda;Chromadorea;Rhabditidag;Rhabditidae;Caenorhabditis;Caenorhabditi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22154" calcext:value-type="float">
            <text:p>22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70fdf387f43c8833eb349a072b3fb6a2d0755ad6</text:p>
          </table:table-cell>
          <table:table-cell table:number-columns-repeated="2"/>
          <table:table-cell office:value-type="float" office:value="22154" calcext:value-type="float">
            <text:p>22154</text:p>
          </table:table-cell>
          <table:table-cell office:value-type="string" calcext:value-type="string">
            <text:p>Oomycota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Eukaryota;Saprolegniales;Oomycot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9537" calcext:value-type="float">
            <text:p>1495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729aa450c9cb081737bdf9df7a60cae0483427ca</text:p>
          </table:table-cell>
          <table:table-cell table:number-columns-repeated="2"/>
          <table:table-cell office:value-type="float" office:value="149537" calcext:value-type="float">
            <text:p>149537</text:p>
          </table:table-cell>
          <table:table-cell office:value-type="string" calcext:value-type="string">
            <text:p>Cymbellace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ukaryota;Bacillariophyta;Bacillariophyceae;Cymbellalesg;Cymbellaceae;Paraplaconeis;Paraplaconei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17190" calcext:value-type="float">
            <text:p>117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76e851846e4f2abf4c3665a6ce35e1a48957a971</text:p>
          </table:table-cell>
          <table:table-cell table:number-columns-repeated="2"/>
          <table:table-cell office:value-type="float" office:value="117190" calcext:value-type="float">
            <text:p>117190</text:p>
          </table:table-cell>
          <table:table-cell office:value-type="string" calcext:value-type="string">
            <text:p>Pennar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4022" calcext:value-type="float">
            <text:p>144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778ba24bb40c753ba59e70f75621e196fff6d485</text:p>
          </table:table-cell>
          <table:table-cell office:value-type="string" calcext:value-type="string">
            <text:p>['http://marineregions.org/mrgid/21749']</text:p>
          </table:table-cell>
          <table:table-cell office:value-type="string" calcext:value-type="string">
            <text:p>['Recorded']</text:p>
          </table:table-cell>
          <table:table-cell office:value-type="float" office:value="144022" calcext:value-type="float">
            <text:p>144022</text:p>
          </table:table-cell>
          <table:table-cell office:value-type="string" calcext:value-type="string">
            <text:p>Phymatolithon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Rhodophyta;Florideophyceae;Hapalidialesg;Hapalidiaceae;Phymatolithon;Phymatolithon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22154" calcext:value-type="float">
            <text:p>22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77e22a7a580cda774e86157bf75775571627fff6</text:p>
          </table:table-cell>
          <table:table-cell table:number-columns-repeated="2"/>
          <table:table-cell office:value-type="float" office:value="22154" calcext:value-type="float">
            <text:p>22154</text:p>
          </table:table-cell>
          <table:table-cell office:value-type="string" calcext:value-type="string">
            <text:p>Oomycota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Eukaryota;Saprolegniales;Oomycot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35391" calcext:value-type="float">
            <text:p>1353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78d48010714ab7a5dd74d3c230a27a11d3bd09df</text:p>
          </table:table-cell>
          <table:table-cell table:number-columns-repeated="2"/>
          <table:table-cell office:value-type="float" office:value="135391" calcext:value-type="float">
            <text:p>135391</text:p>
          </table:table-cell>
          <table:table-cell office:value-type="string" calcext:value-type="string">
            <text:p>Marru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nidaria;Hydrozoa;Siphonophoraeg;Agalmatidae;Marrus;Marru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7981932e371b029988538231d9980c0f0ef7cfc0</text:p>
          </table:table-cell>
          <table:table-cell table:number-columns-repeated="2"/>
          <table:table-cell office:value-type="float" office:value="802" calcext:value-type="float">
            <text:p>802</text:p>
          </table:table-cell>
          <table:table-cell office:value-type="string" calcext:value-type="string">
            <text:p>Chlorophycea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Chlorophyta;Chlorophyceae;Chlorosarcinalesg;Chlorosarcinaceae;Chlorosarcinopsis;Chlorosarcinopsi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51023" calcext:value-type="float">
            <text:p>15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7aacd19bc586cf40668bcbb935fd59bcff1dc63f</text:p>
          </table:table-cell>
          <table:table-cell table:number-columns-repeated="2"/>
          <table:table-cell office:value-type="float" office:value="151023" calcext:value-type="float">
            <text:p>151023</text:p>
          </table:table-cell>
          <table:table-cell office:value-type="string" calcext:value-type="string">
            <text:p>Thinophilu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rthropoda;Insecta;Hymenopterag;Braconidae;Therophilus;Therophilu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17190" calcext:value-type="float">
            <text:p>117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7bba16bc3ab0b5f26be0d2d9ec3c3abb0832413b</text:p>
          </table:table-cell>
          <table:table-cell table:number-columns-repeated="2"/>
          <table:table-cell office:value-type="float" office:value="117190" calcext:value-type="float">
            <text:p>117190</text:p>
          </table:table-cell>
          <table:table-cell office:value-type="string" calcext:value-type="string">
            <text:p>Pennar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889997" calcext:value-type="float">
            <text:p>8899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7cd3a47e5587a510416d83aaf24bcd42f2d237bf</text:p>
          </table:table-cell>
          <table:table-cell table:number-columns-repeated="2"/>
          <table:table-cell office:value-type="float" office:value="889997" calcext:value-type="float">
            <text:p>889997</text:p>
          </table:table-cell>
          <table:table-cell office:value-type="string" calcext:value-type="string">
            <text:p>Plasmodiophorid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ukaryota;Endomyxa;Phytomyxea;Plasmodiophoridag;Plasmodiophoridae;Spongospora;Spongospor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205694" calcext:value-type="float">
            <text:p>2056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7f16e737db492cca8642eb88e1e734be40d47ccb</text:p>
          </table:table-cell>
          <table:table-cell table:number-columns-repeated="2"/>
          <table:table-cell office:value-type="float" office:value="205694" calcext:value-type="float">
            <text:p>205694</text:p>
          </table:table-cell>
          <table:table-cell office:value-type="string" calcext:value-type="string">
            <text:p>Calogloss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741037" calcext:value-type="float">
            <text:p>741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806706bba0259a5ee9dd40fb15c21a17704eed0e</text:p>
          </table:table-cell>
          <table:table-cell table:number-columns-repeated="2"/>
          <table:table-cell office:value-type="float" office:value="741037" calcext:value-type="float">
            <text:p>741037</text:p>
          </table:table-cell>
          <table:table-cell office:value-type="string" calcext:value-type="string">
            <text:p>Diphter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rthropoda;Insecta;Dipterag;Agromyzidae;Phytomyza;Phytomyz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56953" calcext:value-type="float">
            <text:p>1569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80faf1cb40c2a648cc3a801c1726d8a52c3534b6</text:p>
          </table:table-cell>
          <table:table-cell table:number-columns-repeated="2"/>
          <table:table-cell office:value-type="float" office:value="156953" calcext:value-type="float">
            <text:p>156953</text:p>
          </table:table-cell>
          <table:table-cell office:value-type="string" calcext:value-type="string">
            <text:p>Berkeley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9208" calcext:value-type="float">
            <text:p>149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8248f8c4962196511b7f3fdf1605c8327d818243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49208" calcext:value-type="float">
            <text:p>149208</text:p>
          </table:table-cell>
          <table:table-cell office:value-type="string" calcext:value-type="string">
            <text:p>Pinnular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9181" calcext:value-type="float">
            <text:p>149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84daae07eecbe6c9056ae9645eb364c22b7abd5a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49181" calcext:value-type="float">
            <text:p>149181</text:p>
          </table:table-cell>
          <table:table-cell office:value-type="string" calcext:value-type="string">
            <text:p>Pleurosigm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Bacillariophyceae;Naviculalesg;Pleurosigmataceae;Pleurosigma;Pleurosigm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20550" calcext:value-type="float">
            <text:p>1205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86c29fccac6e9912eabd16da3541583da6dd6e16</text:p>
          </table:table-cell>
          <table:table-cell table:number-columns-repeated="2"/>
          <table:table-cell office:value-type="float" office:value="120550" calcext:value-type="float">
            <text:p>120550</text:p>
          </table:table-cell>
          <table:table-cell office:value-type="string" calcext:value-type="string">
            <text:p>Korotnevell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Discosea;Flabellinia;Dactylopodidag;Paramoebidae;Korotnevella;Korotnevell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741037" calcext:value-type="float">
            <text:p>741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86eec1020ea728cb6f7914063a133f7c4b82ba51</text:p>
          </table:table-cell>
          <table:table-cell table:number-columns-repeated="2"/>
          <table:table-cell office:value-type="float" office:value="741037" calcext:value-type="float">
            <text:p>741037</text:p>
          </table:table-cell>
          <table:table-cell office:value-type="string" calcext:value-type="string">
            <text:p>Diphter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rthropoda;Insecta;Dipterag;Tephritidae;Campiglossa;Campigloss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20552" calcext:value-type="float">
            <text:p>120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876c761c290057b6b726b170ffd8c73360918a3e</text:p>
          </table:table-cell>
          <table:table-cell table:number-columns-repeated="2"/>
          <table:table-cell office:value-type="float" office:value="120552" calcext:value-type="float">
            <text:p>120552</text:p>
          </table:table-cell>
          <table:table-cell office:value-type="string" calcext:value-type="string">
            <text:p>Paramoeb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20552" calcext:value-type="float">
            <text:p>120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887cf13867420c787110dc80b2972dd717d7da9c</text:p>
          </table:table-cell>
          <table:table-cell table:number-columns-repeated="2"/>
          <table:table-cell office:value-type="float" office:value="120552" calcext:value-type="float">
            <text:p>120552</text:p>
          </table:table-cell>
          <table:table-cell office:value-type="string" calcext:value-type="string">
            <text:p>Paramoeb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20531" calcext:value-type="float">
            <text:p>120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89ef0afd818a74079e57537606706ae92d2c2ff3</text:p>
          </table:table-cell>
          <table:table-cell table:number-columns-repeated="2"/>
          <table:table-cell office:value-type="float" office:value="120531" calcext:value-type="float">
            <text:p>120531</text:p>
          </table:table-cell>
          <table:table-cell office:value-type="string" calcext:value-type="string">
            <text:p>Acanthamoeb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Discosea;Longamoebia;Longamoebiag;Acanthamoebidae;Acanthamoeba;Acanthamoeb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449151" calcext:value-type="float">
            <text:p>449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932c231ff77f02081da4b4c730293348d6bf5361</text:p>
          </table:table-cell>
          <table:table-cell table:number-columns-repeated="2"/>
          <table:table-cell office:value-type="float" office:value="449151" calcext:value-type="float">
            <text:p>449151</text:p>
          </table:table-cell>
          <table:table-cell office:value-type="string" calcext:value-type="string">
            <text:p>Bigyra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Eukaryota;Bicosoecida;Bigyr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224605" calcext:value-type="float">
            <text:p>224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98a661596c5b2517e8a1ecb0669e2cce7b5ab163</text:p>
          </table:table-cell>
          <table:table-cell table:number-columns-repeated="2"/>
          <table:table-cell office:value-type="float" office:value="224605" calcext:value-type="float">
            <text:p>224605</text:p>
          </table:table-cell>
          <table:table-cell office:value-type="string" calcext:value-type="string">
            <text:p>Cun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57078" calcext:value-type="float">
            <text:p>1570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98eb15789b02669ff220e3f6af0b71f1d40bb1b0</text:p>
          </table:table-cell>
          <table:table-cell table:number-columns-repeated="2"/>
          <table:table-cell office:value-type="float" office:value="157078" calcext:value-type="float">
            <text:p>157078</text:p>
          </table:table-cell>
          <table:table-cell office:value-type="string" calcext:value-type="string">
            <text:p>Sellaphor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9208" calcext:value-type="float">
            <text:p>149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992eaee399062487a3c81810b2a4322a7a955228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49208" calcext:value-type="float">
            <text:p>149208</text:p>
          </table:table-cell>
          <table:table-cell office:value-type="string" calcext:value-type="string">
            <text:p>Pinnular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369590" calcext:value-type="float">
            <text:p>3695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99453b4fd9d69a18ed5901b268672a1e7897f8b0</text:p>
          </table:table-cell>
          <table:table-cell table:number-columns-repeated="2"/>
          <table:table-cell office:value-type="float" office:value="369590" calcext:value-type="float">
            <text:p>369590</text:p>
          </table:table-cell>
          <table:table-cell office:value-type="string" calcext:value-type="string">
            <text:p>Dipteroclad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Rhodophyta;Florideophyceae;Ceramialesg;Dasyaceae;Dipterocladia;Dipteroclad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01085" calcext:value-type="float">
            <text:p>1010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9abba3e6f2b4e10d952fd6bcf38862776c21f9a1</text:p>
          </table:table-cell>
          <table:table-cell table:number-columns-repeated="2"/>
          <table:table-cell office:value-type="float" office:value="101085" calcext:value-type="float">
            <text:p>101085</text:p>
          </table:table-cell>
          <table:table-cell office:value-type="string" calcext:value-type="string">
            <text:p>Semnodere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Kinorhyncha;Cyclorhagida;Semnoderidaeg;Semnoderidae;Semnoderes;Semnodere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379153" calcext:value-type="float">
            <text:p>1379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9e2b8390f37812a75404befdcb32b4cbc3b0228a</text:p>
          </table:table-cell>
          <table:table-cell table:number-columns-repeated="2"/>
          <table:table-cell office:value-type="float" office:value="1379153" calcext:value-type="float">
            <text:p>1379153</text:p>
          </table:table-cell>
          <table:table-cell office:value-type="string" calcext:value-type="string">
            <text:p>Arthronem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scomycota;Eurotiomycetes;Onygenalesg;Arthrodermataceae;Arthroderma;Arthroderm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18098" calcext:value-type="float">
            <text:p>1180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9fa986fb8be93e1d1fea8b938fd7a39a9d6ff41b</text:p>
          </table:table-cell>
          <table:table-cell table:number-columns-repeated="2"/>
          <table:table-cell office:value-type="float" office:value="118098" calcext:value-type="float">
            <text:p>118098</text:p>
          </table:table-cell>
          <table:table-cell office:value-type="string" calcext:value-type="string">
            <text:p>Onychiurid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ukaryota;Arthropoda;Collembola;Poduromorphag;Onychiuridae;Orthonychiurus;Orthonychiuru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67756" calcext:value-type="float">
            <text:p>14677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a16b855c2cd19ed9be48b3250d0cae8325953168</text:p>
          </table:table-cell>
          <table:table-cell table:number-columns-repeated="2"/>
          <table:table-cell office:value-type="float" office:value="1467756" calcext:value-type="float">
            <text:p>1467756</text:p>
          </table:table-cell>
          <table:table-cell office:value-type="string" calcext:value-type="string">
            <text:p>Carseyell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scomycota;Leotiomycetes;Helotialesg;Helotiaceae;Cairneyella;Cairneyell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9142" calcext:value-type="float">
            <text:p>149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a2c4808f3487cdd0266a2dab1bb035a1d8e30357</text:p>
          </table:table-cell>
          <table:table-cell table:number-columns-repeated="2"/>
          <table:table-cell office:value-type="float" office:value="149142" calcext:value-type="float">
            <text:p>149142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Bacillariophyceae;Naviculalesg;Naviculaceae;Navicula;Navicul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9181" calcext:value-type="float">
            <text:p>149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a5e0430cae32c9ae6f1aa23b00c789c12f353ccb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49181" calcext:value-type="float">
            <text:p>149181</text:p>
          </table:table-cell>
          <table:table-cell office:value-type="string" calcext:value-type="string">
            <text:p>Pleurosigm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Bacillariophyceae;Naviculalesg;Pleurosigmataceae;Pleurosigma;Pleurosigm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9069" calcext:value-type="float">
            <text:p>1490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a7873fb0c9da2b75ccba571e25b5d3e92e4f430a</text:p>
          </table:table-cell>
          <table:table-cell table:number-columns-repeated="2"/>
          <table:table-cell office:value-type="float" office:value="149069" calcext:value-type="float">
            <text:p>149069</text:p>
          </table:table-cell>
          <table:table-cell office:value-type="string" calcext:value-type="string">
            <text:p>Rhizosolen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Coscinodiscophyceae;Rhizosolenialesg;Rhizosoleniaceae;Rhizosolenia;Rhizosolen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4136" calcext:value-type="float">
            <text:p>144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b16bb8c43695b747b09fb47302cc0875d5081733</text:p>
          </table:table-cell>
          <table:table-cell office:value-type="string" calcext:value-type="string">
            <text:p>['http://marineregions.org/mrgid/21749']</text:p>
          </table:table-cell>
          <table:table-cell office:value-type="string" calcext:value-type="string">
            <text:p>['Recorded']</text:p>
          </table:table-cell>
          <table:table-cell office:value-type="float" office:value="144136" calcext:value-type="float">
            <text:p>144136</text:p>
          </table:table-cell>
          <table:table-cell office:value-type="string" calcext:value-type="string">
            <text:p>Pteroclad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22154" calcext:value-type="float">
            <text:p>22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b3b421815c506db1da1a976c1068237911902f9d</text:p>
          </table:table-cell>
          <table:table-cell table:number-columns-repeated="2"/>
          <table:table-cell office:value-type="float" office:value="22154" calcext:value-type="float">
            <text:p>22154</text:p>
          </table:table-cell>
          <table:table-cell office:value-type="string" calcext:value-type="string">
            <text:p>Oomycota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Eukaryota;Peronosporales;Oomycot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57044" calcext:value-type="float">
            <text:p>1457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b45e60013f7fde21065ee3138962c40bf65c2388</text:p>
          </table:table-cell>
          <table:table-cell table:number-columns-repeated="2"/>
          <table:table-cell office:value-type="float" office:value="1457044" calcext:value-type="float">
            <text:p>1457044</text:p>
          </table:table-cell>
          <table:table-cell office:value-type="string" calcext:value-type="string">
            <text:p>Cystobasidium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sidiomycota;Cystobasidiomycetes;Cystobasidialesg;Cystobasidiaceae;Cystobasidium;Cystobasidium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bfce7babbe526c74cb79381defd2a7085e80077f</text:p>
          </table:table-cell>
          <table:table-cell table:number-columns-repeated="2"/>
          <table:table-cell office:value-type="float" office:value="830" calcext:value-type="float">
            <text:p>830</text:p>
          </table:table-cell>
          <table:table-cell office:value-type="string" calcext:value-type="string">
            <text:p>Phaeophycea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Ectocarpales;Phaeophyceae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397178" calcext:value-type="float">
            <text:p>397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c4e20ebdc096d7acca711d58083747506b7b9973</text:p>
          </table:table-cell>
          <table:table-cell table:number-columns-repeated="2"/>
          <table:table-cell office:value-type="float" office:value="397178" calcext:value-type="float">
            <text:p>397178</text:p>
          </table:table-cell>
          <table:table-cell office:value-type="string" calcext:value-type="string">
            <text:p>Pyrgophoru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Mollusca;Gastropoda;Littorinimorphag;Cochliopidae;Pyrgophorus;Pyrgophoru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205694" calcext:value-type="float">
            <text:p>2056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c901e2098f054dac51fcfd3ae2d593be7f0dd546</text:p>
          </table:table-cell>
          <table:table-cell table:number-columns-repeated="2"/>
          <table:table-cell office:value-type="float" office:value="205694" calcext:value-type="float">
            <text:p>205694</text:p>
          </table:table-cell>
          <table:table-cell office:value-type="string" calcext:value-type="string">
            <text:p>Calogloss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08726" calcext:value-type="float">
            <text:p>1087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cb0ac16ee808a0328286463725d534ed8133d1bc</text:p>
          </table:table-cell>
          <table:table-cell table:number-columns-repeated="2"/>
          <table:table-cell office:value-type="float" office:value="108726" calcext:value-type="float">
            <text:p>108726</text:p>
          </table:table-cell>
          <table:table-cell office:value-type="string" calcext:value-type="string">
            <text:p>Hemiper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rthropoda;Insecta;Hemipterag;Cercopidae;Mahanarva;Mahanarv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20552" calcext:value-type="float">
            <text:p>120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cb2175437a7ac2c8d562e1267f7a8b6ffebdad45</text:p>
          </table:table-cell>
          <table:table-cell table:number-columns-repeated="2"/>
          <table:table-cell office:value-type="float" office:value="120552" calcext:value-type="float">
            <text:p>120552</text:p>
          </table:table-cell>
          <table:table-cell office:value-type="string" calcext:value-type="string">
            <text:p>Paramoeb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20570" calcext:value-type="float">
            <text:p>120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d15b81095d86c677c690545a7bd01f2c9e670cb6</text:p>
          </table:table-cell>
          <table:table-cell table:number-columns-repeated="2"/>
          <table:table-cell office:value-type="float" office:value="120570" calcext:value-type="float">
            <text:p>120570</text:p>
          </table:table-cell>
          <table:table-cell office:value-type="string" calcext:value-type="string">
            <text:p>Vexillifer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Discosea;Flabellinia;Dactylopodidag;Vexilliferidae;Vexillifera;Vexillifer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2217" calcext:value-type="float">
            <text:p>142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d22240b7a6cb10d58576fcf0237927db23ef791a</text:p>
          </table:table-cell>
          <table:table-cell table:number-columns-repeated="2"/>
          <table:table-cell office:value-type="float" office:value="142217" calcext:value-type="float">
            <text:p>142217</text:p>
          </table:table-cell>
          <table:table-cell office:value-type="string" calcext:value-type="string">
            <text:p>Cestoplan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Platyhelminthes;Rhabditophora;Polycladidag;Cestoplanidae;Cestoplana;Cestoplan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9042" calcext:value-type="float">
            <text:p>149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d65ca0b19edfd15c4e2e13f1bcea04a99bb16f5a</text:p>
          </table:table-cell>
          <table:table-cell table:number-columns-repeated="2"/>
          <table:table-cell office:value-type="float" office:value="149042" calcext:value-type="float">
            <text:p>149042</text:p>
          </table:table-cell>
          <table:table-cell office:value-type="string" calcext:value-type="string">
            <text:p>Melosir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Coscinodiscophyceae;Melosiralesg;Melosiraceae;Melosira;Melosir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22154" calcext:value-type="float">
            <text:p>22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d70474db1a65706ee6ced9f7e22f3c27bae50f73</text:p>
          </table:table-cell>
          <table:table-cell table:number-columns-repeated="2"/>
          <table:table-cell office:value-type="float" office:value="22154" calcext:value-type="float">
            <text:p>22154</text:p>
          </table:table-cell>
          <table:table-cell office:value-type="string" calcext:value-type="string">
            <text:p>Oomycota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Eukaryota;Saprolegniales;Oomycot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3896" calcext:value-type="float">
            <text:p>1438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d9a20736eabba8e6b8f802ef5c32103813844207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43896" calcext:value-type="float">
            <text:p>143896</text:p>
          </table:table-cell>
          <table:table-cell office:value-type="string" calcext:value-type="string">
            <text:p>Platysiphon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Rhodophyta;Florideophyceae;Ceramialesg;Delesseriaceae;Platysiphonia;Platysiphon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57086" calcext:value-type="float">
            <text:p>1457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dc7542602615808496a4fa1224761739190b4b98</text:p>
          </table:table-cell>
          <table:table-cell table:number-columns-repeated="2"/>
          <table:table-cell office:value-type="float" office:value="1457086" calcext:value-type="float">
            <text:p>1457086</text:p>
          </table:table-cell>
          <table:table-cell office:value-type="string" calcext:value-type="string">
            <text:p>Lachance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717410" calcext:value-type="float">
            <text:p>7174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dd03617f89ba93ea8bfbcbdf05033c18324fd9d2</text:p>
          </table:table-cell>
          <table:table-cell table:number-columns-repeated="2"/>
          <table:table-cell office:value-type="float" office:value="717410" calcext:value-type="float">
            <text:p>717410</text:p>
          </table:table-cell>
          <table:table-cell office:value-type="string" calcext:value-type="string">
            <text:p>Pseudonitzsch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Bacillariophyceae;Bacillarialesg;Bacillariaceae;Pseudonitzschia;Pseudonitzsch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3825" calcext:value-type="float">
            <text:p>1438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e04e7465ce1c49b1940c6e96b8b8450522e7095b</text:p>
          </table:table-cell>
          <table:table-cell office:value-type="string" calcext:value-type="string">
            <text:p>['http://marineregions.org/mrgid/21749']</text:p>
          </table:table-cell>
          <table:table-cell office:value-type="string" calcext:value-type="string">
            <text:p>['Recorded']</text:p>
          </table:table-cell>
          <table:table-cell office:value-type="float" office:value="143825" calcext:value-type="float">
            <text:p>143825</text:p>
          </table:table-cell>
          <table:table-cell office:value-type="string" calcext:value-type="string">
            <text:p>Aglaothamnion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Rhodophyta;Florideophyceae;Ceramialesg;Callithamniaceae;Aglaothamnion;Aglaothamnion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22154" calcext:value-type="float">
            <text:p>22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e0cb77e225ef25cee96af23ff9a27f1ab1a4e396</text:p>
          </table:table-cell>
          <table:table-cell table:number-columns-repeated="2"/>
          <table:table-cell office:value-type="float" office:value="22154" calcext:value-type="float">
            <text:p>22154</text:p>
          </table:table-cell>
          <table:table-cell office:value-type="string" calcext:value-type="string">
            <text:p>Oomycota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Eukaryota;Saprolegniales;Oomycot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56946" calcext:value-type="float">
            <text:p>1569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e2348cefdd5c1dd1103294fab5daa6a51bb5c1b6</text:p>
          </table:table-cell>
          <table:table-cell table:number-columns-repeated="2"/>
          <table:table-cell office:value-type="float" office:value="156946" calcext:value-type="float">
            <text:p>156946</text:p>
          </table:table-cell>
          <table:table-cell office:value-type="string" calcext:value-type="string">
            <text:p>Frustul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Bacillariophyceae;Naviculalesg;Amphipleuraceae;Frustulia;Frustul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603173" calcext:value-type="float">
            <text:p>603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e2fd29032895120d12ce57dc088ba32c69842631</text:p>
          </table:table-cell>
          <table:table-cell table:number-columns-repeated="2"/>
          <table:table-cell office:value-type="float" office:value="603173" calcext:value-type="float">
            <text:p>603173</text:p>
          </table:table-cell>
          <table:table-cell office:value-type="string" calcext:value-type="string">
            <text:p>Psammonei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Mediophyceae;Triceratialesg;Plagiogrammaceae;Psammoneis;Psammonei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224605" calcext:value-type="float">
            <text:p>224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e56a88db1deab8f629efbf699e1a1538b4d1e51a</text:p>
          </table:table-cell>
          <table:table-cell table:number-columns-repeated="2"/>
          <table:table-cell office:value-type="float" office:value="224605" calcext:value-type="float">
            <text:p>224605</text:p>
          </table:table-cell>
          <table:table-cell office:value-type="string" calcext:value-type="string">
            <text:p>Cun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4136" calcext:value-type="float">
            <text:p>144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ea8f7786f98cf97c6ea9fceee386a954981c91b6</text:p>
          </table:table-cell>
          <table:table-cell office:value-type="string" calcext:value-type="string">
            <text:p>['http://marineregions.org/mrgid/21749']</text:p>
          </table:table-cell>
          <table:table-cell office:value-type="string" calcext:value-type="string">
            <text:p>['Recorded']</text:p>
          </table:table-cell>
          <table:table-cell office:value-type="float" office:value="144136" calcext:value-type="float">
            <text:p>144136</text:p>
          </table:table-cell>
          <table:table-cell office:value-type="string" calcext:value-type="string">
            <text:p>Pteroclad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449151" calcext:value-type="float">
            <text:p>449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ebb4e75c878ddd89fa8deb382ade690f87587039</text:p>
          </table:table-cell>
          <table:table-cell table:number-columns-repeated="2"/>
          <table:table-cell office:value-type="float" office:value="449151" calcext:value-type="float">
            <text:p>449151</text:p>
          </table:table-cell>
          <table:table-cell office:value-type="string" calcext:value-type="string">
            <text:p>Bigyra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Eukaryota;Thraustochytrida;Bigyr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9073" calcext:value-type="float">
            <text:p>149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ebfce3e5f72a76f13f542621395cbdc32e22a3d7</text:p>
          </table:table-cell>
          <table:table-cell table:number-columns-repeated="2"/>
          <table:table-cell office:value-type="float" office:value="149073" calcext:value-type="float">
            <text:p>149073</text:p>
          </table:table-cell>
          <table:table-cell office:value-type="string" calcext:value-type="string">
            <text:p>Skeletonem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22154" calcext:value-type="float">
            <text:p>22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ed91c6ef171c65497cabf37eaa20f399b15fdc94</text:p>
          </table:table-cell>
          <table:table-cell table:number-columns-repeated="2"/>
          <table:table-cell office:value-type="float" office:value="22154" calcext:value-type="float">
            <text:p>22154</text:p>
          </table:table-cell>
          <table:table-cell office:value-type="string" calcext:value-type="string">
            <text:p>Oomycota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Eukaryota;Saprolegniales;Oomycot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147581" calcext:value-type="float">
            <text:p>147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f1a93e8d66dd070c1dc98db5ba68b1a0bf551fc3</text:p>
          </table:table-cell>
          <table:table-cell table:number-columns-repeated="2"/>
          <table:table-cell office:value-type="float" office:value="147581" calcext:value-type="float">
            <text:p>147581</text:p>
          </table:table-cell>
          <table:table-cell office:value-type="string" calcext:value-type="string">
            <text:p>Saccharomycetace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ukaryota;Ascomycota;Saccharomycetes;Saccharomycetalesg;Saccharomycetaceae;Nakaseomyces;Nakaseomyce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426217" calcext:value-type="float">
            <text:p>426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f92be82382c7ebc788c92d96235be0e31da06757</text:p>
          </table:table-cell>
          <table:table-cell table:number-columns-repeated="2"/>
          <table:table-cell office:value-type="float" office:value="426217" calcext:value-type="float">
            <text:p>426217</text:p>
          </table:table-cell>
          <table:table-cell office:value-type="string" calcext:value-type="string">
            <text:p>Agaricomycete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Basidiomycota;Agaricomycetes;Agaricalesg;Lyophyllaceae;Tricholomella;Tricholomell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f9ab3ca9577f62f9c81c206549eec293b15d8cb7</text:p>
          </table:table-cell>
          <table:table-cell table:number-columns-repeated="2"/>
          <table:table-cell office:value-type="float" office:value="830" calcext:value-type="float">
            <text:p>830</text:p>
          </table:table-cell>
          <table:table-cell office:value-type="string" calcext:value-type="string">
            <text:p>Phaeophycea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Ectocarpales;Phaeophyceae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2</text:p>
          </table:table-cell>
          <table:table-cell office:value-type="float" office:value="22154" calcext:value-type="float">
            <text:p>22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100_EtOH</text:p>
          </table:table-cell>
          <table:table-cell office:value-type="string" calcext:value-type="string">
            <text:p>Otuf9ef04b6fd9c28fef5e27078432b71f6b1d82436</text:p>
          </table:table-cell>
          <table:table-cell table:number-columns-repeated="2"/>
          <table:table-cell office:value-type="float" office:value="22154" calcext:value-type="float">
            <text:p>22154</text:p>
          </table:table-cell>
          <table:table-cell office:value-type="string" calcext:value-type="string">
            <text:p>Oomycota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Eukaryota;Saprolegniales;Oomycot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10892" calcext:value-type="float">
            <text:p>11089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008a701169ba8c819528156a2d90a234e834f2ec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10892" calcext:value-type="float">
            <text:p>110892</text:p>
          </table:table-cell>
          <table:table-cell office:value-type="string" calcext:value-type="string">
            <text:p>Cribrilin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ryozoa;Gymnolaemata;Cheilostomatidag;Cribrilinidae;Cribrilina;Cribrilin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03488" calcext:value-type="float">
            <text:p>1034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02444a39efa26425f60211ff9ea347297e5b18ed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03488" calcext:value-type="float">
            <text:p>103488</text:p>
          </table:table-cell>
          <table:table-cell office:value-type="string" calcext:value-type="string">
            <text:p>Cion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hordata;Ascidiacea;Phlebobranchiag;Cionidae;Ciona;Cion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43810" calcext:value-type="float">
            <text:p>1438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4523d7dcd7bcd2f86971f465c02275258d9511b8</text:p>
          </table:table-cell>
          <table:table-cell office:value-type="string" calcext:value-type="string">
            <text:p>['http://marineregions.org/mrgid/21749']</text:p>
          </table:table-cell>
          <table:table-cell office:value-type="string" calcext:value-type="string">
            <text:p>['Recorded']</text:p>
          </table:table-cell>
          <table:table-cell office:value-type="float" office:value="143810" calcext:value-type="float">
            <text:p>143810</text:p>
          </table:table-cell>
          <table:table-cell office:value-type="string" calcext:value-type="string">
            <text:p>Bonnemaison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Rhodophyta;Florideophyceae;Bonnemaisonialesg;Bonnemaisoniaceae;Bonnemaisonia;Bonnemaison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17034" calcext:value-type="float">
            <text:p>1170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50c50a2c6591a5b3bf9c968c6fa4457a67b04559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17034" calcext:value-type="float">
            <text:p>117034</text:p>
          </table:table-cell>
          <table:table-cell office:value-type="string" calcext:value-type="string">
            <text:p>Obel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nidaria;Hydrozoa;Leptothecatag;Obeliidae;Obelia;Obel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06834" calcext:value-type="float">
            <text:p>1068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8b830a386746c124aed769bc693f3620f28b3936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06834" calcext:value-type="float">
            <text:p>106834</text:p>
          </table:table-cell>
          <table:table-cell office:value-type="string" calcext:value-type="string">
            <text:p>Galathe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rthropoda;Malacostraca;Decapodag;Galatheidae;Galathea;Galathe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03485" calcext:value-type="float">
            <text:p>1034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003ffeefce23c57d22658eb67e3e922e0fdc3466</text:p>
          </table:table-cell>
          <table:table-cell table:number-columns-repeated="2"/>
          <table:table-cell office:value-type="float" office:value="103485" calcext:value-type="float">
            <text:p>103485</text:p>
          </table:table-cell>
          <table:table-cell office:value-type="string" calcext:value-type="string">
            <text:p>Phallus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hordata;Ascidiacea;Phlebobranchiag;Ascidiidae;Phallusia;Phallus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369554" calcext:value-type="float">
            <text:p>3695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00f191229b75004988d34cd4643746b0d5ecb56c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369554" calcext:value-type="float">
            <text:p>369554</text:p>
          </table:table-cell>
          <table:table-cell office:value-type="string" calcext:value-type="string">
            <text:p>Dasysiphon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Rhodophyta;Florideophyceae;Ceramialesg;Dasyaceae;Dasysiphonia;Dasysiphon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43928" calcext:value-type="float">
            <text:p>1439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012a26a9d7570da994cb78dd2eae6bf1397511e2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43928" calcext:value-type="float">
            <text:p>143928</text:p>
          </table:table-cell>
          <table:table-cell office:value-type="string" calcext:value-type="string">
            <text:p>Symphyoclad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Rhodophyta;Florideophyceae;Ceramialesg;Rhodomelaceae;Symphyocladia;Symphyoclad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20552" calcext:value-type="float">
            <text:p>1205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014a0062428d2b8afcaea91e09cd1dcfa4e01b88</text:p>
          </table:table-cell>
          <table:table-cell table:number-columns-repeated="2"/>
          <table:table-cell office:value-type="float" office:value="120552" calcext:value-type="float">
            <text:p>120552</text:p>
          </table:table-cell>
          <table:table-cell office:value-type="string" calcext:value-type="string">
            <text:p>Paramoeb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48439" calcext:value-type="float">
            <text:p>148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0422d6336e5dc87cc058a58d446b09d7cf6a3b87</text:p>
          </table:table-cell>
          <table:table-cell table:number-columns-repeated="2"/>
          <table:table-cell office:value-type="float" office:value="148439" calcext:value-type="float">
            <text:p>148439</text:p>
          </table:table-cell>
          <table:table-cell office:value-type="string" calcext:value-type="string">
            <text:p>Neopanope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rthropoda;Insecta;Mecopterag;Panorpidae;Neopanorpa;Neopanorp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268573" calcext:value-type="float">
            <text:p>268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04c00ea4616273726bfbedcbed9c0060fc7eddae</text:p>
          </table:table-cell>
          <table:table-cell table:number-columns-repeated="2"/>
          <table:table-cell office:value-type="float" office:value="268573" calcext:value-type="float">
            <text:p>268573</text:p>
          </table:table-cell>
          <table:table-cell office:value-type="string" calcext:value-type="string">
            <text:p>Brachionichthy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hordata;Actinopteri;Lophiiformesg;Brachionichthyidae;Brachionichthys;Brachionichthy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17030" calcext:value-type="float">
            <text:p>1170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0689123a3d9b8692e1610c5c5f6bdcb23765714d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17030" calcext:value-type="float">
            <text:p>117030</text:p>
          </table:table-cell>
          <table:table-cell office:value-type="string" calcext:value-type="string">
            <text:p>Clyt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nidaria;Hydrozoa;Leptothecatag;Clytiidae;Clytia;Clyt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47588" calcext:value-type="float">
            <text:p>1475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098863c73ad98ab0484862046ef690a049bbde87</text:p>
          </table:table-cell>
          <table:table-cell table:number-columns-repeated="2"/>
          <table:table-cell office:value-type="float" office:value="147588" calcext:value-type="float">
            <text:p>147588</text:p>
          </table:table-cell>
          <table:table-cell office:value-type="string" calcext:value-type="string">
            <text:p>Pich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scomycota;Saccharomycetes;Saccharomycetalesg;Pichiaceae;Pichia;Pich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758127" calcext:value-type="float">
            <text:p>758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0b718d1f44d553d6fd3494ef5bf43f38b653ec0f</text:p>
          </table:table-cell>
          <table:table-cell table:number-columns-repeated="2"/>
          <table:table-cell office:value-type="float" office:value="758127" calcext:value-type="float">
            <text:p>758127</text:p>
          </table:table-cell>
          <table:table-cell office:value-type="string" calcext:value-type="string">
            <text:p>Xancu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hordata;Aves;Passeriformesg;Acanthisittidae;Xenicus;Xenicu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72261" calcext:value-type="float">
            <text:p>1722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0cf3a6d5a4ddeba5fd0e8776cf2c87791488c134</text:p>
          </table:table-cell>
          <table:table-cell table:number-columns-repeated="2"/>
          <table:table-cell office:value-type="float" office:value="172261" calcext:value-type="float">
            <text:p>172261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ukaryota;Ascomycota;Sordariomycetes;Hypocrealesg;Nectriaceae;Ilyonectria;Ilyonectr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20531" calcext:value-type="float">
            <text:p>120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15d265722af107d2cf081fda5665be92126e4927</text:p>
          </table:table-cell>
          <table:table-cell table:number-columns-repeated="2"/>
          <table:table-cell office:value-type="float" office:value="120531" calcext:value-type="float">
            <text:p>120531</text:p>
          </table:table-cell>
          <table:table-cell office:value-type="string" calcext:value-type="string">
            <text:p>Acanthamoeb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Discosea;Longamoebia;Longamoebiag;Acanthamoebidae;Acanthamoeba;Acanthamoeb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374804" calcext:value-type="float">
            <text:p>13748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19ec9a1ea972598cb761ae3434770eefc5f6b0a4</text:p>
          </table:table-cell>
          <table:table-cell table:number-columns-repeated="2"/>
          <table:table-cell office:value-type="float" office:value="1374804" calcext:value-type="float">
            <text:p>1374804</text:p>
          </table:table-cell>
          <table:table-cell office:value-type="string" calcext:value-type="string">
            <text:p>Toulapor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scomycota;Saccharomycetes;Saccharomycetalesg;Saccharomycetaceae;Torulaspora;Torulaspor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1a38cba14da3627ae731db623fe1d2b4faa05019</text:p>
          </table:table-cell>
          <table:table-cell table:number-columns-repeated="2"/>
          <table:table-cell office:value-type="float" office:value="830" calcext:value-type="float">
            <text:p>830</text:p>
          </table:table-cell>
          <table:table-cell office:value-type="string" calcext:value-type="string">
            <text:p>Phaeophycea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Ectocarpales;Phaeophyceae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741037" calcext:value-type="float">
            <text:p>741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219fedc754f7b50e08c52e98987021dd6e45b73d</text:p>
          </table:table-cell>
          <table:table-cell table:number-columns-repeated="2"/>
          <table:table-cell office:value-type="float" office:value="741037" calcext:value-type="float">
            <text:p>741037</text:p>
          </table:table-cell>
          <table:table-cell office:value-type="string" calcext:value-type="string">
            <text:p>Diphter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rthropoda;Insecta;Dipterag;Drosophilidae;Drosophila;Drosophil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10898" calcext:value-type="float">
            <text:p>1108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25855d8e9de9b1745bc8a804d0ca9d20bec0d820</text:p>
          </table:table-cell>
          <table:table-cell table:number-columns-repeated="2"/>
          <table:table-cell office:value-type="float" office:value="110898" calcext:value-type="float">
            <text:p>110898</text:p>
          </table:table-cell>
          <table:table-cell office:value-type="string" calcext:value-type="string">
            <text:p>Cryptosul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ryozoa;Gymnolaemata;Cheilostomatidag;Cryptosulidae;Cryptosula;Cryptosul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49045" calcext:value-type="float">
            <text:p>149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25a07618d87374f0d9e2dd1eb46f506472714c6b</text:p>
          </table:table-cell>
          <table:table-cell table:number-columns-repeated="2"/>
          <table:table-cell office:value-type="float" office:value="149045" calcext:value-type="float">
            <text:p>149045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Bacillariophyceae;Bacillarialesg;Bacillariaceae;Nitzschia;Nitzsch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449151" calcext:value-type="float">
            <text:p>449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261a63ada49b641c1e7396af3b7a5d73eddba090</text:p>
          </table:table-cell>
          <table:table-cell table:number-columns-repeated="2"/>
          <table:table-cell office:value-type="float" office:value="449151" calcext:value-type="float">
            <text:p>449151</text:p>
          </table:table-cell>
          <table:table-cell office:value-type="string" calcext:value-type="string">
            <text:p>Bigyra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Eukaryota;Bicosoecida;Bigyr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17034" calcext:value-type="float">
            <text:p>117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26dcf5589ddeca43a99668eea323816afc9b98bb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17034" calcext:value-type="float">
            <text:p>117034</text:p>
          </table:table-cell>
          <table:table-cell office:value-type="string" calcext:value-type="string">
            <text:p>Obel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nidaria;Hydrozoa;Leptothecatag;Obeliidae;Obelia;Obel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771021" calcext:value-type="float">
            <text:p>77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29a6d04f36bcc9cda167f6045e2139b53e6b02a3</text:p>
          </table:table-cell>
          <table:table-cell table:number-columns-repeated="2"/>
          <table:table-cell office:value-type="float" office:value="771021" calcext:value-type="float">
            <text:p>771021</text:p>
          </table:table-cell>
          <table:table-cell office:value-type="string" calcext:value-type="string">
            <text:p>Acrat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47581" calcext:value-type="float">
            <text:p>147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2c8e215d2373731d5142a7fae52ebcd87cddf561</text:p>
          </table:table-cell>
          <table:table-cell table:number-columns-repeated="2"/>
          <table:table-cell office:value-type="float" office:value="147581" calcext:value-type="float">
            <text:p>147581</text:p>
          </table:table-cell>
          <table:table-cell office:value-type="string" calcext:value-type="string">
            <text:p>Saccharomycetace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468641" calcext:value-type="float">
            <text:p>4686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2da2e8c9d12aed33d3a55beea72ac45aa8bb3670</text:p>
          </table:table-cell>
          <table:table-cell table:number-columns-repeated="2"/>
          <table:table-cell office:value-type="float" office:value="468641" calcext:value-type="float">
            <text:p>468641</text:p>
          </table:table-cell>
          <table:table-cell office:value-type="string" calcext:value-type="string">
            <text:p>Chiastosell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ryozoa;Gymnolaemata;Cheilostomatidag;Escharinidae;Chiastosella;Chiastosell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47581" calcext:value-type="float">
            <text:p>147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35450bca6d77a4e5b54ad188dabbb1fef00bd9db</text:p>
          </table:table-cell>
          <table:table-cell table:number-columns-repeated="2"/>
          <table:table-cell office:value-type="float" office:value="147581" calcext:value-type="float">
            <text:p>147581</text:p>
          </table:table-cell>
          <table:table-cell office:value-type="string" calcext:value-type="string">
            <text:p>Saccharomycetace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722976" calcext:value-type="float">
            <text:p>7229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399ba16db8da01fbe8ce8e6bc5f2905367c85f65</text:p>
          </table:table-cell>
          <table:table-cell table:number-columns-repeated="2"/>
          <table:table-cell office:value-type="float" office:value="722976" calcext:value-type="float">
            <text:p>722976</text:p>
          </table:table-cell>
          <table:table-cell office:value-type="string" calcext:value-type="string">
            <text:p>Plasmodiid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ukaryota;Apicomplexa;Aconoidasida;Haemosporidag;Plasmodiidae;Plasmodium;Plasmodium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22154" calcext:value-type="float">
            <text:p>22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40b31059df7fd4cc1deb0a949c0e168a3bb69bcb</text:p>
          </table:table-cell>
          <table:table-cell table:number-columns-repeated="2"/>
          <table:table-cell office:value-type="float" office:value="22154" calcext:value-type="float">
            <text:p>22154</text:p>
          </table:table-cell>
          <table:table-cell office:value-type="string" calcext:value-type="string">
            <text:p>Oomycota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Eukaryota;Peronosporales;Oomycot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23545" calcext:value-type="float">
            <text:p>1235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4a25fe43d959366b3136f4293299e49fef6b292f</text:p>
          </table:table-cell>
          <table:table-cell table:number-columns-repeated="2"/>
          <table:table-cell office:value-type="float" office:value="123545" calcext:value-type="float">
            <text:p>123545</text:p>
          </table:table-cell>
          <table:table-cell office:value-type="string" calcext:value-type="string">
            <text:p>Ophiarachnell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Echinodermata;Ophiuroidea;Ophiuridag;Ophiodermatidae;Ophiarachnella;Ophiarachnell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768320" calcext:value-type="float">
            <text:p>7683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4c505bb86e4208f0c5edbac2479d7ecfba31983e</text:p>
          </table:table-cell>
          <table:table-cell table:number-columns-repeated="2"/>
          <table:table-cell office:value-type="float" office:value="768320" calcext:value-type="float">
            <text:p>768320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sidiomycota;Agaricomycetes;Russulalesg;Russulaceae;Russula;Russul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205694" calcext:value-type="float">
            <text:p>2056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4d039ba8c48fa6820903f1621b9704e341976a05</text:p>
          </table:table-cell>
          <table:table-cell table:number-columns-repeated="2"/>
          <table:table-cell office:value-type="float" office:value="205694" calcext:value-type="float">
            <text:p>205694</text:p>
          </table:table-cell>
          <table:table-cell office:value-type="string" calcext:value-type="string">
            <text:p>Calogloss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580282" calcext:value-type="float">
            <text:p>580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4e01c2f5f651869e696da60dd180b361f681178a</text:p>
          </table:table-cell>
          <table:table-cell table:number-columns-repeated="2"/>
          <table:table-cell office:value-type="float" office:value="580282" calcext:value-type="float">
            <text:p>580282</text:p>
          </table:table-cell>
          <table:table-cell office:value-type="string" calcext:value-type="string">
            <text:p>Ringiculopsi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Mollusca;Gastropoda;Ringiculidaeg;Ringiculidae;Ringiculopsis;Ringiculopsi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59390" calcext:value-type="float">
            <text:p>159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5809ab70fd59cf9b5b74e144ac6bbb0e55db4cf7</text:p>
          </table:table-cell>
          <table:table-cell table:number-columns-repeated="2"/>
          <table:table-cell office:value-type="float" office:value="159390" calcext:value-type="float">
            <text:p>159390</text:p>
          </table:table-cell>
          <table:table-cell office:value-type="string" calcext:value-type="string">
            <text:p>Fringillid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ukaryota;Chordata;Aves;Passeriformesg;Fringillidae;Pseudonestor;Pseudonestor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62991" calcext:value-type="float">
            <text:p>1629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5e2121a244f39a76bf4941396ed51768e8070356</text:p>
          </table:table-cell>
          <table:table-cell table:number-columns-repeated="2"/>
          <table:table-cell office:value-type="float" office:value="162991" calcext:value-type="float">
            <text:p>162991</text:p>
          </table:table-cell>
          <table:table-cell office:value-type="string" calcext:value-type="string">
            <text:p>Oligohymenophore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56946" calcext:value-type="float">
            <text:p>1569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6424cb3d52a1ed0accfb10346d2c865ba3e16529</text:p>
          </table:table-cell>
          <table:table-cell table:number-columns-repeated="2"/>
          <table:table-cell office:value-type="float" office:value="156946" calcext:value-type="float">
            <text:p>156946</text:p>
          </table:table-cell>
          <table:table-cell office:value-type="string" calcext:value-type="string">
            <text:p>Frustuli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Bacillariophyceae;Naviculalesg;Amphipleuraceae;Frustulia;Frustul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43891" calcext:value-type="float">
            <text:p>1438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69f2671bc47cb761a619ac01e2c4c2c72ef4ab36</text:p>
          </table:table-cell>
          <table:table-cell office:value-type="string" calcext:value-type="string">
            <text:p>['http://marineregions.org/mrgid/21749']</text:p>
          </table:table-cell>
          <table:table-cell office:value-type="string" calcext:value-type="string">
            <text:p>['Recorded']</text:p>
          </table:table-cell>
          <table:table-cell office:value-type="float" office:value="143891" calcext:value-type="float">
            <text:p>143891</text:p>
          </table:table-cell>
          <table:table-cell office:value-type="string" calcext:value-type="string">
            <text:p>Membranopter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Rhodophyta;Florideophyceae;Ceramialesg;Delesseriaceae;Membranoptera;Membranopter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307" calcext:value-type="float">
            <text:p>1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757a4753fe076beada50c6247f55937c5b992552</text:p>
          </table:table-cell>
          <table:table-cell table:number-columns-repeated="2"/>
          <table:table-cell office:value-type="float" office:value="1307" calcext:value-type="float">
            <text:p>1307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Arthropoda;Insecta;Hymenopterag;Formicidae;Pheidole;Pheidole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722976" calcext:value-type="float">
            <text:p>7229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805afca2e57e6e3c529790695e6fca5953c27e10</text:p>
          </table:table-cell>
          <table:table-cell table:number-columns-repeated="2"/>
          <table:table-cell office:value-type="float" office:value="722976" calcext:value-type="float">
            <text:p>722976</text:p>
          </table:table-cell>
          <table:table-cell office:value-type="string" calcext:value-type="string">
            <text:p>Plasmodiid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ukaryota;Apicomplexa;Aconoidasida;Haemosporidag;Plasmodiidae;Plasmodium;Plasmodium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307" calcext:value-type="float">
            <text:p>1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8099d97d75863fa584f4a4e708bb5493352d00fa</text:p>
          </table:table-cell>
          <table:table-cell table:number-columns-repeated="2"/>
          <table:table-cell office:value-type="float" office:value="1307" calcext:value-type="float">
            <text:p>1307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Arthropoda;Insecta;Hymenopterag;Agaonidae;Kradibia;Kradibi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205694" calcext:value-type="float">
            <text:p>2056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85b32d7995cc20c913a312b9a94f8ff43f166c96</text:p>
          </table:table-cell>
          <table:table-cell table:number-columns-repeated="2"/>
          <table:table-cell office:value-type="float" office:value="205694" calcext:value-type="float">
            <text:p>205694</text:p>
          </table:table-cell>
          <table:table-cell office:value-type="string" calcext:value-type="string">
            <text:p>Calogloss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10851" calcext:value-type="float">
            <text:p>1108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8e09fb134b49d04bfb4b43a795ec263e941e2c63</text:p>
          </table:table-cell>
          <table:table-cell table:number-columns-repeated="2"/>
          <table:table-cell office:value-type="float" office:value="110851" calcext:value-type="float">
            <text:p>110851</text:p>
          </table:table-cell>
          <table:table-cell office:value-type="string" calcext:value-type="string">
            <text:p>Callopor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ryozoa;Gymnolaemata;Cheilostomatidag;Calloporidae;Callopora;Callopor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46419" calcext:value-type="float">
            <text:p>1464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9505c834a56adb8c61503804aa32b41f7c937f96</text:p>
          </table:table-cell>
          <table:table-cell table:number-columns-repeated="2"/>
          <table:table-cell office:value-type="float" office:value="146419" calcext:value-type="float">
            <text:p>146419</text:p>
          </table:table-cell>
          <table:table-cell office:value-type="string" calcext:value-type="string">
            <text:p>Vertebrata</text:p>
          </table:table-cell>
          <table:table-cell office:value-type="string" calcext:value-type="string">
            <text:p>Subphylum</text:p>
          </table:table-cell>
          <table:table-cell office:value-type="string" calcext:value-type="string">
            <text:p>Eukaryota;Rhodophyta;Florideophyceae;Ceramialesg;Rhodomelaceae;Vertebrata;Vertebrat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18098" calcext:value-type="float">
            <text:p>1180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9fa986fb8be93e1d1fea8b938fd7a39a9d6ff41b</text:p>
          </table:table-cell>
          <table:table-cell table:number-columns-repeated="2"/>
          <table:table-cell office:value-type="float" office:value="118098" calcext:value-type="float">
            <text:p>118098</text:p>
          </table:table-cell>
          <table:table-cell office:value-type="string" calcext:value-type="string">
            <text:p>Onychiurid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ukaryota;Arthropoda;Collembola;Poduromorphag;Onychiuridae;Orthonychiurus;Orthonychiurus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17183" calcext:value-type="float">
            <text:p>117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a2c00cac89c4905ac987d36cdeb4cff53f5ff333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17183" calcext:value-type="float">
            <text:p>117183</text:p>
          </table:table-cell>
          <table:table-cell office:value-type="string" calcext:value-type="string">
            <text:p>Leuckartiar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Cnidaria;Hydrozoa;Anthoathecatag;Pandeidae;Leuckartiara;Leuckartiar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20552" calcext:value-type="float">
            <text:p>120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b120dba044ac1ad10c841e6bb5371d9b5fcc397b</text:p>
          </table:table-cell>
          <table:table-cell table:number-columns-repeated="2"/>
          <table:table-cell office:value-type="float" office:value="120552" calcext:value-type="float">
            <text:p>120552</text:p>
          </table:table-cell>
          <table:table-cell office:value-type="string" calcext:value-type="string">
            <text:p>Paramoeb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369506" calcext:value-type="float">
            <text:p>369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b207e48066051c0f354c5ad0fdf91ee33365a29c</text:p>
          </table:table-cell>
          <table:table-cell table:number-columns-repeated="2"/>
          <table:table-cell office:value-type="float" office:value="369506" calcext:value-type="float">
            <text:p>369506</text:p>
          </table:table-cell>
          <table:table-cell office:value-type="string" calcext:value-type="string">
            <text:p>Cliftonae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Rhodophyta;Florideophyceae;Ceramialesg;Rhodomelaceae;Cliftonaea;Cliftonae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437947" calcext:value-type="float">
            <text:p>4379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b80f3dbcafc57e99e03cacf4c8b0c0d5d17b771b</text:p>
          </table:table-cell>
          <table:table-cell table:number-columns-repeated="2"/>
          <table:table-cell office:value-type="float" office:value="437947" calcext:value-type="float">
            <text:p>437947</text:p>
          </table:table-cell>
          <table:table-cell office:value-type="string" calcext:value-type="string">
            <text:p>Candid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scomycota;Saccharomycetes;Saccharomycetalesg;Debaryomycetaceae;Candid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205794" calcext:value-type="float">
            <text:p>2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b84384930ce170030f9d2768d279c0d246f25938</text:p>
          </table:table-cell>
          <table:table-cell table:number-columns-repeated="2"/>
          <table:table-cell office:value-type="float" office:value="205794" calcext:value-type="float">
            <text:p>205794</text:p>
          </table:table-cell>
          <table:table-cell office:value-type="string" calcext:value-type="string">
            <text:p>Laemodont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rthropoda;Insecta;Lepidopterag;Pieridae;Leodonta;Leodont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457086" calcext:value-type="float">
            <text:p>1457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b8a134f61efd5404a449866f30b0d3d79ee461db</text:p>
          </table:table-cell>
          <table:table-cell table:number-columns-repeated="2"/>
          <table:table-cell office:value-type="float" office:value="1457086" calcext:value-type="float">
            <text:p>1457086</text:p>
          </table:table-cell>
          <table:table-cell office:value-type="string" calcext:value-type="string">
            <text:p>Lachance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582197" calcext:value-type="float">
            <text:p>582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be3df47a4ddebe997d0fee62d50b97528fd56531</text:p>
          </table:table-cell>
          <table:table-cell table:number-columns-repeated="2"/>
          <table:table-cell office:value-type="float" office:value="582197" calcext:value-type="float">
            <text:p>582197</text:p>
          </table:table-cell>
          <table:table-cell office:value-type="string" calcext:value-type="string">
            <text:p>Filastere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Capsaspora;Filastere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49073" calcext:value-type="float">
            <text:p>149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c081f080144ebf67abe091575df30e785cc036d6</text:p>
          </table:table-cell>
          <table:table-cell table:number-columns-repeated="2"/>
          <table:table-cell office:value-type="float" office:value="149073" calcext:value-type="float">
            <text:p>149073</text:p>
          </table:table-cell>
          <table:table-cell office:value-type="string" calcext:value-type="string">
            <text:p>Skeletonem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31774" calcext:value-type="float">
            <text:p>1317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cd34d9ad9d15f1636ed9ad262e14ec8480019df9</text:p>
          </table:table-cell>
          <table:table-cell table:number-columns-repeated="2"/>
          <table:table-cell office:value-type="float" office:value="131774" calcext:value-type="float">
            <text:p>131774</text:p>
          </table:table-cell>
          <table:table-cell office:value-type="string" calcext:value-type="string">
            <text:p>Axinell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Porifera;Demospongiae;Axinellidag;Axinellidae;Axinella;Axinell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37345" calcext:value-type="float">
            <text:p>1373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d00ced17c1912dcd5b5cb4fbad179f8e584f3091</text:p>
          </table:table-cell>
          <table:table-cell office:value-type="string" calcext:value-type="string">
            <text:p>['None']</text:p>
          </table:table-cell>
          <table:table-cell office:value-type="string" calcext:value-type="string">
            <text:p>['Unrecorded']</text:p>
          </table:table-cell>
          <table:table-cell office:value-type="float" office:value="137345" calcext:value-type="float">
            <text:p>137345</text:p>
          </table:table-cell>
          <table:table-cell office:value-type="string" calcext:value-type="string">
            <text:p>Achaet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rthropoda;Insecta;Neuropterag;Mantispidae;Anchieta;Anchiet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d3e25e9af9d5244b582d5777db3a0888aff1cfb9</text:p>
          </table:table-cell>
          <table:table-cell table:number-columns-repeated="2"/>
          <table:table-cell office:value-type="float" office:value="830" calcext:value-type="float">
            <text:p>830</text:p>
          </table:table-cell>
          <table:table-cell office:value-type="string" calcext:value-type="string">
            <text:p>Phaeophycea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ukaryota;Desmarestiales;Phaeophyceae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374804" calcext:value-type="float">
            <text:p>13748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f02c33bb0a4aca982ac4333fe2413c13ea0de0a2</text:p>
          </table:table-cell>
          <table:table-cell table:number-columns-repeated="2"/>
          <table:table-cell office:value-type="float" office:value="1374804" calcext:value-type="float">
            <text:p>1374804</text:p>
          </table:table-cell>
          <table:table-cell office:value-type="string" calcext:value-type="string">
            <text:p>Toulapor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scomycota;Saccharomycetes;Saccharomycetalesg;Saccharomycetaceae;Torulaspora;Torulaspor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437947" calcext:value-type="float">
            <text:p>4379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f6afceb89e4dd1bed333a8e972377e96b328e03b</text:p>
          </table:table-cell>
          <table:table-cell table:number-columns-repeated="2"/>
          <table:table-cell office:value-type="float" office:value="437947" calcext:value-type="float">
            <text:p>437947</text:p>
          </table:table-cell>
          <table:table-cell office:value-type="string" calcext:value-type="string">
            <text:p>Candid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scomycota;Saccharomycetes;Saccharomycetalesg;Phaffomycetaceae;Cyberlindnera;[Candida]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fa06f6e852bc0fb6e0463b0ab3c0f9db5f49ac59</text:p>
          </table:table-cell>
          <table:table-cell table:number-columns-repeated="5"/>
          <table:table-cell office:value-type="string" calcext:value-type="string">
            <text:p>Eukaryota;Cyanophoraceae;Glaucocystophyceae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147581" calcext:value-type="float">
            <text:p>147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fe7dcf189e0513db35bfd63e61041d1b93d8767a</text:p>
          </table:table-cell>
          <table:table-cell table:number-columns-repeated="2"/>
          <table:table-cell office:value-type="float" office:value="147581" calcext:value-type="float">
            <text:p>147581</text:p>
          </table:table-cell>
          <table:table-cell office:value-type="string" calcext:value-type="string">
            <text:p>Saccharomycetace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R4018453</text:p>
          </table:table-cell>
          <table:table-cell office:value-type="float" office:value="741037" calcext:value-type="float">
            <text:p>741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_COI</text:p>
          </table:table-cell>
          <table:table-cell office:value-type="string" calcext:value-type="string">
            <text:p>ARMS_Koster_VH2_180418_180906_MF500_EtOH</text:p>
          </table:table-cell>
          <table:table-cell office:value-type="string" calcext:value-type="string">
            <text:p>Otuff179a1876246f6224295fa2875c264b1c3112c3</text:p>
          </table:table-cell>
          <table:table-cell table:number-columns-repeated="2"/>
          <table:table-cell office:value-type="float" office:value="741037" calcext:value-type="float">
            <text:p>741037</text:p>
          </table:table-cell>
          <table:table-cell office:value-type="string" calcext:value-type="string">
            <text:p>Diphtera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Eukaryota;Arthropoda;Insecta;Dipterag;Mycetophilidae;Paramanota;Paramanota</text:p>
          </table:table-cell>
          <table:table-cell table:style-name="ce16" office:value-type="string" calcext:value-type="string">
            <text:p>False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table:number-columns-repeated="1008"/>
        </table:table-row>
        <table:table-row table:style-name="ro1" table:number-rows-repeated="10482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1T09:29:31.528995477</dc:date>
    <meta:editing-duration>PT21M9S</meta:editing-duration>
    <meta:editing-cycles>2</meta:editing-cycles>
    <meta:generator>LibreOffice/7.2.7.2$Linux_X86_64 LibreOffice_project/20$Build-2</meta:generator>
    <meta:document-statistic meta:table-count="1" meta:cell-count="4198" meta:object-count="0"/>
  </office:meta>
</office:document-meta>
</file>